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0710000244170DCB0D9.svm"/>
  <manifest:file-entry manifest:media-type="" manifest:full-path="Pictures/200000070000791900003C6CCD6B945E.svm"/>
  <manifest:file-entry manifest:media-type="" manifest:full-path="Pictures/200000070000791900003C6CC55081D8.svm"/>
  <manifest:file-entry manifest:media-type="" manifest:full-path="Pictures/200000070000791900003C6CF8D8177A.svm"/>
  <manifest:file-entry manifest:media-type="" manifest:full-path="Pictures/200000070000307100002441F3A7F546.svm"/>
  <manifest:file-entry manifest:media-type="" manifest:full-path="Pictures/200000070000791900003C6CAE6B2BD9.svm"/>
  <manifest:file-entry manifest:media-type="" manifest:full-path="Pictures/200000070000791900003C6CB08E31BB.svm"/>
  <manifest:file-entry manifest:media-type="" manifest:full-path="Pictures/20000007000030710000244186A566AA.svm"/>
  <manifest:file-entry manifest:media-type="" manifest:full-path="Pictures/2000000700003071000024416A0B7601.svm"/>
  <manifest:file-entry manifest:media-type="" manifest:full-path="Pictures/200000070000791900003C6CE12EDD03.svm"/>
  <manifest:file-entry manifest:media-type="" manifest:full-path="Pictures/200000070000791900003C6C4FEB6287.svm"/>
  <manifest:file-entry manifest:media-type="" manifest:full-path="Pictures/200000070000307100002441C0018840.svm"/>
  <manifest:file-entry manifest:media-type="" manifest:full-path="Pictures/2000000700003071000024416E839C6A.svm"/>
  <manifest:file-entry manifest:media-type="" manifest:full-path="Pictures/2000000700003071000024410AE591A3.svm"/>
  <manifest:file-entry manifest:media-type="" manifest:full-path="Pictures/200000070000791900003C6C7ED8A508.svm"/>
  <manifest:file-entry manifest:media-type="" manifest:full-path="Pictures/200000070000307100002441D989B179.svm"/>
  <manifest:file-entry manifest:media-type="" manifest:full-path="Pictures/20000007000030710000244162E81A55.svm"/>
  <manifest:file-entry manifest:media-type="" manifest:full-path="Pictures/200000070000791900003C6C919562A1.svm"/>
  <manifest:file-entry manifest:media-type="" manifest:full-path="Pictures/2000000700003071000024419FCAB417.svm"/>
  <manifest:file-entry manifest:media-type="" manifest:full-path="Pictures/2000000700003071000024417BFC7D3A.svm"/>
  <manifest:file-entry manifest:media-type="" manifest:full-path="Pictures/200000070000307100002441F101AC9A.svm"/>
  <manifest:file-entry manifest:media-type="" manifest:full-path="Pictures/200000070000791900003C6C8EFA8B89.svm"/>
  <manifest:file-entry manifest:media-type="" manifest:full-path="Pictures/200000070000791900003C6CA3AD3C79.svm"/>
  <manifest:file-entry manifest:media-type="" manifest:full-path="Pictures/200000070000307100002441D634171B.svm"/>
  <manifest:file-entry manifest:media-type="" manifest:full-path="Pictures/200000070000791900003C6C1657BA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528in"/>
    </style:style>
    <style:style style:name="co4" style:family="table-column">
      <style:table-column-properties fo:break-before="auto" style:column-width="0.5882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578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0445in"/>
    </style:style>
    <style:style style:name="co9" style:family="table-column">
      <style:table-column-properties fo:break-before="auto" style:column-width="1.9819in"/>
    </style:style>
    <style:style style:name="co10" style:family="table-column">
      <style:table-column-properties fo:break-before="auto" style:column-width="1.920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1.7327in"/>
    </style:style>
    <style:style style:name="co13" style:family="table-column">
      <style:table-column-properties fo:break-before="auto" style:column-width="1.2752in"/>
    </style:style>
    <style:style style:name="co14" style:family="table-column">
      <style:table-column-properties fo:break-before="auto" style:column-width="1.0665in"/>
    </style:style>
    <style:style style:name="co15" style:family="table-column">
      <style:table-column-properties fo:break-before="auto" style:column-width="1.6807in"/>
    </style:style>
    <style:style style:name="co16" style:family="table-column">
      <style:table-column-properties fo:break-before="auto" style:column-width="1.0563in"/>
    </style:style>
    <style:style style:name="co17" style:family="table-column">
      <style:table-column-properties fo:break-before="auto" style:column-width="1.5138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0.8791in"/>
    </style:style>
    <style:style style:name="co20" style:family="table-column">
      <style:table-column-properties fo:break-before="auto" style:column-width="0.8272in"/>
    </style:style>
    <style:style style:name="co21" style:family="table-column">
      <style:table-column-properties fo:break-before="auto" style:column-width="0.7957in"/>
    </style:style>
    <style:style style:name="co22" style:family="table-column">
      <style:table-column-properties fo:break-before="auto" style:column-width="0.8165in"/>
    </style:style>
    <style:style style:name="co23" style:family="table-column">
      <style:table-column-properties fo:break-before="auto" style:column-width="0.952in"/>
    </style:style>
    <style:style style:name="co24" style:family="table-column">
      <style:table-column-properties fo:break-before="auto" style:column-width="0.7854in"/>
    </style:style>
    <style:style style:name="co25" style:family="table-column">
      <style:table-column-properties fo:break-before="auto" style:column-width="0.9209in"/>
    </style:style>
    <style:style style:name="co26" style:family="table-column">
      <style:table-column-properties fo:break-before="auto" style:column-width="2.3362in"/>
    </style:style>
    <style:style style:name="co27" style:family="table-column">
      <style:table-column-properties fo:break-before="auto" style:column-width="1.4098in"/>
    </style:style>
    <style:style style:name="co28" style:family="table-column">
      <style:table-column-properties fo:break-before="auto" style:column-width="0.2075in"/>
    </style:style>
    <style:style style:name="co29" style:family="table-column">
      <style:table-column-properties fo:break-before="auto" style:column-width="2.1173in"/>
    </style:style>
    <style:style style:name="co30" style:family="table-column">
      <style:table-column-properties fo:break-before="auto" style:column-width="4.1465in"/>
    </style:style>
    <style:style style:name="co31" style:family="table-column">
      <style:table-column-properties fo:break-before="auto" style:column-width="1.7272in"/>
    </style:style>
    <style:style style:name="co32" style:family="table-column">
      <style:table-column-properties fo:break-before="auto" style:column-width="1.2957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6953in"/>
    </style:style>
    <style:style style:name="co35" style:family="table-column">
      <style:table-column-properties fo:break-before="auto" style:column-width="0.5807in"/>
    </style:style>
    <style:style style:name="co36" style:family="table-column">
      <style:table-column-properties fo:break-before="auto" style:column-width="0.5264in"/>
    </style:style>
    <style:style style:name="co37" style:family="table-column">
      <style:table-column-properties fo:break-before="auto" style:column-width="1.0071in"/>
    </style:style>
    <style:style style:name="co38" style:family="table-column">
      <style:table-column-properties fo:break-before="auto" style:column-width="1.5181in"/>
    </style:style>
    <style:style style:name="co39" style:family="table-column">
      <style:table-column-properties fo:break-before="auto" style:column-width="1.289in"/>
    </style:style>
    <style:style style:name="co40" style:family="table-column">
      <style:table-column-properties fo:break-before="auto" style:column-width="2.2937in"/>
    </style:style>
    <style:style style:name="co41" style:family="table-column">
      <style:table-column-properties fo:break-before="auto" style:column-width="1.1598in"/>
    </style:style>
    <style:style style:name="co42" style:family="table-column">
      <style:table-column-properties fo:break-before="auto" style:column-width="1.4in"/>
    </style:style>
    <style:style style:name="co43" style:family="table-column">
      <style:table-column-properties fo:break-before="auto" style:column-width="0.5043in"/>
    </style:style>
    <style:style style:name="co44" style:family="table-column">
      <style:table-column-properties fo:break-before="auto" style:column-width="1.2339in"/>
    </style:style>
    <style:style style:name="co45" style:family="table-column">
      <style:table-column-properties fo:break-before="auto" style:column-width="0.9047in"/>
    </style:style>
    <style:style style:name="co46" style:family="table-column">
      <style:table-column-properties fo:break-before="auto" style:column-width="1.74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0000" style:text-align-source="fix" style:repeat-content="false" fo:border="0.0008in solid #000000"/>
      <style:paragraph-properties fo:text-align="start" fo:margin-left="0in"/>
      <style:text-properties fo:color="#000000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ff0000" style:text-align-source="fix" style:repeat-content="false" fo:border="0.0008in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ff6600" fo:border="0.0008in solid #000000"/>
    </style:style>
    <style:style style:name="ce16" style:family="table-cell" style:parent-style-name="Default">
      <style:table-cell-properties fo:background-color="#ff6600" style:text-align-source="fix" style:repeat-content="false" fo:border="0.0008in solid #000000"/>
      <style:paragraph-properties fo:text-align="start" fo:margin-left="0in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style:text-align-source="fix" style:repeat-content="false" fo:border="0.0008in solid #000000"/>
      <style:paragraph-properties fo:text-align="start" fo:margin-left="0in"/>
    </style:style>
    <style:style style:name="ce20" style:family="table-cell" style:parent-style-name="Default" style:data-style-name="N117">
      <style:table-cell-properties fo:background-color="#ff6600" style:text-align-source="fix" style:repeat-content="false" fo:border="0.0008in solid #000000"/>
      <style:paragraph-properties fo:text-align="start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#ff66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"/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1">
      <style:table-cell-properties fo:background-color="#ff66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fo:color="#000000" style:font-name="Arial" fo:language="en" fo:country="US" fo:font-weight="bold" style:font-name-asian="JetBrains Mono" style:language-asian="en" style:country-asian="US" style:font-weight-asian="bold" style:font-name-complex="JetBrains Mono" style:font-size-complex="5.65000009536743pt" style:language-complex="en" style:country-complex="US" style:font-weight-complex="bold"/>
    </style:style>
    <style:style style:name="ce27" style:family="table-cell" style:parent-style-name="Default" style:data-style-name="N11">
      <style:table-cell-properties style:text-align-source="fix" style:repeat-content="false" fo:border="0.0008in solid #000000"/>
      <style:paragraph-properties fo:text-align="start" fo:margin-left="0in"/>
    </style:style>
    <style:style style:name="ce28" style:family="table-cell" style:parent-style-name="Default" style:data-style-name="N11">
      <style:table-cell-properties fo:background-color="#ff6600"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80808" style:font-name="Arial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</office:automatic-styles>
  <office:body>
    <office:spreadsheet>
      <table:table table:name="Info about Data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span text:style-name="T1">Data Check – </text:span><text:span text:style-name="T2">data_sel.info()</text:span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Data columns (total 25 columns):</text:p>
          </table:table-cell>
          <table:table-cell table:number-columns-repeated="4"/>
        </table:table-row>
        <table:table-row table:style-name="ro2">
          <table:table-cell table:style-name="ce3" office:value-type="string">
            <text:p><text:s/># <text:s text:c="2"/>Column <text:s text:c="23"/>Non-Null Count <text:s/>Dtype <text:s text:c="2"/></text:p>
          </table:table-cell>
          <table:table-cell table:number-columns-repeated="3"/>
          <table:table-cell table:style-name="ce2" office:value-type="string">
            <text:p><text:s/>0 <text:s text:c="2"/>cus_Id <text:s text:c="23"/>39 non-null <text:s text:c="4"/>int64 <text:s text:c="2"/></text:p>
          </table:table-cell>
        </table:table-row>
        <table:table-row table:style-name="ro2">
          <table:table-cell office:value-type="string">
            <text:p><text:s/>0 <text:s text:c="2"/>cus_Id <text:s text:c="23"/>39 non-null <text:s text:c="4"/>int64 <text:s text:c="2"/></text:p>
          </table:table-cell>
          <table:table-cell table:number-columns-repeated="3"/>
          <table:table-cell table:style-name="ce2" office:value-type="string">
            <text:p><text:s/>1 <text:s text:c="2"/>age <text:s text:c="26"/>39 non-null <text:s text:c="4"/>int64 <text:s text:c="2"/></text:p>
          </table:table-cell>
        </table:table-row>
        <table:table-row table:style-name="ro2">
          <table:table-cell office:value-type="string">
            <text:p><text:s/>1 <text:s text:c="2"/>age <text:s text:c="26"/>39 non-null <text:s text:c="4"/>int64 <text:s text:c="2"/></text:p>
          </table:table-cell>
          <table:table-cell table:number-columns-repeated="3"/>
          <table:table-cell table:style-name="ce2" office:value-type="string">
            <text:p><text:s/>2 <text:s text:c="2"/>gender <text:s text:c="23"/>39 non-null <text:s text:c="4"/>object <text:s/></text:p>
          </table:table-cell>
        </table:table-row>
        <table:table-row table:style-name="ro2">
          <table:table-cell office:value-type="string">
            <text:p><text:s/>2 <text:s text:c="2"/>gender <text:s text:c="23"/>39 non-null <text:s text:c="4"/>object <text:s/></text:p>
          </table:table-cell>
          <table:table-cell table:number-columns-repeated="3"/>
          <table:table-cell table:style-name="ce2" office:value-type="string">
            <text:p><text:s/>3 <text:s text:c="2"/>BMI <text:s text:c="26"/>39 non-null <text:s text:c="4"/>float64 </text:p>
          </table:table-cell>
        </table:table-row>
        <table:table-row table:style-name="ro2">
          <table:table-cell office:value-type="string">
            <text:p><text:s/>3 <text:s text:c="2"/>BMI <text:s text:c="26"/>39 non-null <text:s text:c="4"/>float64 </text:p>
          </table:table-cell>
          <table:table-cell table:number-columns-repeated="3"/>
          <table:table-cell table:style-name="ce2" office:value-type="string">
            <text:p><text:s/>4 <text:s text:c="2"/>sleeping_time <text:s text:c="16"/>39 non-null <text:s text:c="4"/>float64 </text:p>
          </table:table-cell>
        </table:table-row>
        <table:table-row table:style-name="ro2">
          <table:table-cell office:value-type="string">
            <text:p><text:s/>4 <text:s text:c="2"/>sleeping_time <text:s text:c="16"/>39 non-null <text:s text:c="4"/>float64 </text:p>
          </table:table-cell>
          <table:table-cell table:number-columns-repeated="3"/>
          <table:table-cell table:style-name="ce2" office:value-type="string">
            <text:p><text:s/>5 <text:s text:c="2"/>sporting_activity_h_week <text:s text:c="5"/>39 non-null <text:s text:c="4"/>float64 </text:p>
          </table:table-cell>
        </table:table-row>
        <table:table-row table:style-name="ro2">
          <table:table-cell office:value-type="string">
            <text:p><text:s/>5 <text:s text:c="2"/>sporting_activity_h_week <text:s text:c="5"/>39 non-null <text:s text:c="4"/>float64 </text:p>
          </table:table-cell>
          <table:table-cell table:number-columns-repeated="3"/>
          <table:table-cell table:style-name="ce2" office:value-type="string">
            <text:p><text:s/>6 <text:s text:c="2"/>daytime <text:s text:c="22"/>39 non-null <text:s text:c="4"/>object <text:s/></text:p>
          </table:table-cell>
        </table:table-row>
        <table:table-row table:style-name="ro2">
          <table:table-cell office:value-type="string">
            <text:p><text:s/>6 <text:s text:c="2"/>daytime <text:s text:c="22"/>39 non-null <text:s text:c="4"/>object <text:s/></text:p>
          </table:table-cell>
          <table:table-cell table:number-columns-repeated="3"/>
          <table:table-cell table:style-name="ce2" office:value-type="string">
            <text:p><text:s/>7 <text:s text:c="2"/>outdoor_temperature <text:s text:c="10"/>39 non-null <text:s text:c="4"/>int64 <text:s text:c="2"/></text:p>
          </table:table-cell>
        </table:table-row>
        <table:table-row table:style-name="ro2">
          <table:table-cell office:value-type="string">
            <text:p><text:s/>7 <text:s text:c="2"/>outdoor_temperature <text:s text:c="10"/>39 non-null <text:s text:c="4"/>int64 <text:s text:c="2"/></text:p>
          </table:table-cell>
          <table:table-cell table:number-columns-repeated="3"/>
          <table:table-cell table:style-name="ce2" office:value-type="string">
            <text:p><text:s/>8 <text:s text:c="2"/>shopping_cart <text:s text:c="16"/>39 non-null <text:s text:c="4"/>object <text:s/></text:p>
          </table:table-cell>
        </table:table-row>
        <table:table-row table:style-name="ro2">
          <table:table-cell office:value-type="string">
            <text:p><text:s/>8 <text:s text:c="2"/>shopping_cart <text:s text:c="16"/>39 non-null <text:s text:c="4"/>object <text:s/></text:p>
          </table:table-cell>
          <table:table-cell table:number-columns-repeated="3"/>
          <table:table-cell table:style-name="ce2" office:value-type="string">
            <text:p><text:s/>9 <text:s text:c="2"/>attendants <text:s text:c="19"/>39 non-null <text:s text:c="4"/>object <text:s/></text:p>
          </table:table-cell>
        </table:table-row>
        <table:table-row table:style-name="ro2">
          <table:table-cell office:value-type="string">
            <text:p><text:s/>9 <text:s text:c="2"/>attendants <text:s text:c="19"/>39 non-null <text:s text:c="4"/>object <text:s/></text:p>
          </table:table-cell>
          <table:table-cell table:number-columns-repeated="3"/>
          <table:table-cell table:style-name="ce2" office:value-type="string">
            <text:p><text:s/>10 <text:s/>shopping_frequency <text:s text:c="11"/>39 non-null <text:s text:c="4"/>object <text:s/></text:p>
          </table:table-cell>
        </table:table-row>
        <table:table-row table:style-name="ro2">
          <table:table-cell office:value-type="string">
            <text:p><text:s/>10 <text:s/>shopping_frequency <text:s text:c="11"/>39 non-null <text:s text:c="4"/>object <text:s/></text:p>
          </table:table-cell>
          <table:table-cell table:number-columns-repeated="3"/>
          <table:table-cell table:style-name="ce2" office:value-type="string">
            <text:p><text:s/>11 <text:s/>cash_point <text:s text:c="19"/>39 non-null <text:s text:c="4"/>object <text:s/></text:p>
          </table:table-cell>
        </table:table-row>
        <table:table-row table:style-name="ro2">
          <table:table-cell office:value-type="string">
            <text:p><text:s/>11 <text:s/>cash_point <text:s text:c="19"/>39 non-null <text:s text:c="4"/>object <text:s/></text:p>
          </table:table-cell>
          <table:table-cell table:number-columns-repeated="3"/>
          <table:table-cell table:style-name="ce2" office:value-type="string">
            <text:p><text:s/>12 <text:s/>shopping_amount <text:s text:c="14"/>39 non-null <text:s text:c="4"/>object <text:s/></text:p>
          </table:table-cell>
        </table:table-row>
        <table:table-row table:style-name="ro2">
          <table:table-cell office:value-type="string">
            <text:p><text:s/>12 <text:s/>shopping_amount <text:s text:c="14"/>39 non-null <text:s text:c="4"/>object <text:s/></text:p>
          </table:table-cell>
          <table:table-cell table:number-columns-repeated="3"/>
          <table:table-cell table:style-name="ce2" office:value-type="string">
            <text:p><text:s/>13 <text:s/>weekday <text:s text:c="22"/>39 non-null <text:s text:c="4"/>object <text:s/></text:p>
          </table:table-cell>
        </table:table-row>
        <table:table-row table:style-name="ro2">
          <table:table-cell office:value-type="string">
            <text:p><text:s/>13 <text:s/>weekday <text:s text:c="22"/>39 non-null <text:s text:c="4"/>object <text:s/></text:p>
          </table:table-cell>
          <table:table-cell table:number-columns-repeated="3"/>
          <table:table-cell table:style-name="ce2" office:value-type="string">
            <text:p><text:s/>14 <text:s/>smoking <text:s text:c="22"/>39 non-null <text:s text:c="4"/>int64 <text:s text:c="2"/></text:p>
          </table:table-cell>
        </table:table-row>
        <table:table-row table:style-name="ro2">
          <table:table-cell office:value-type="string">
            <text:p><text:s/>14 <text:s/>smoking <text:s text:c="22"/>39 non-null <text:s text:c="4"/>int64 <text:s text:c="2"/></text:p>
          </table:table-cell>
          <table:table-cell table:number-columns-repeated="3"/>
          <table:table-cell table:style-name="ce2" office:value-type="string">
            <text:p><text:s/>15 <text:s/>ex_max <text:s text:c="23"/>39 non-null <text:s text:c="4"/>int64 <text:s text:c="2"/></text:p>
          </table:table-cell>
        </table:table-row>
        <table:table-row table:style-name="ro2">
          <table:table-cell office:value-type="string">
            <text:p><text:s/>15 <text:s/>ex_max <text:s text:c="23"/>39 non-null <text:s text:c="4"/>int64 <text:s text:c="2"/></text:p>
          </table:table-cell>
          <table:table-cell table:number-columns-repeated="3"/>
          <table:table-cell table:style-name="ce2" office:value-type="string">
            <text:p><text:s/>16 <text:s/>ex_min <text:s text:c="23"/>39 non-null <text:s text:c="4"/>int64 <text:s text:c="2"/></text:p>
          </table:table-cell>
        </table:table-row>
        <table:table-row table:style-name="ro2">
          <table:table-cell office:value-type="string">
            <text:p><text:s/>16 <text:s/>ex_min <text:s text:c="23"/>39 non-null <text:s text:c="4"/>int64 <text:s text:c="2"/></text:p>
          </table:table-cell>
          <table:table-cell table:number-columns-repeated="3"/>
          <table:table-cell table:style-name="ce2" office:value-type="string">
            <text:p><text:s/>17 <text:s/>hr_max <text:s text:c="23"/>39 non-null <text:s text:c="4"/>int64 <text:s text:c="2"/></text:p>
          </table:table-cell>
        </table:table-row>
        <table:table-row table:style-name="ro2">
          <table:table-cell office:value-type="string">
            <text:p><text:s/>17 <text:s/>hr_max <text:s text:c="23"/>39 non-null <text:s text:c="4"/>int64 <text:s text:c="2"/></text:p>
          </table:table-cell>
          <table:table-cell table:number-columns-repeated="3"/>
          <table:table-cell table:style-name="ce2" office:value-type="string">
            <text:p><text:s/>18 <text:s/>max_time <text:s text:c="21"/>39 non-null <text:s text:c="4"/>int64 <text:s text:c="2"/></text:p>
          </table:table-cell>
        </table:table-row>
        <table:table-row table:style-name="ro2">
          <table:table-cell office:value-type="string">
            <text:p><text:s/>18 <text:s/>max_time <text:s text:c="21"/>39 non-null <text:s text:c="4"/>int64 <text:s text:c="2"/></text:p>
          </table:table-cell>
          <table:table-cell table:number-columns-repeated="3"/>
          <table:table-cell table:style-name="ce2" office:value-type="string">
            <text:p><text:s/>19 <text:s/>hr_min <text:s text:c="23"/>39 non-null <text:s text:c="4"/>int64 <text:s text:c="2"/></text:p>
          </table:table-cell>
        </table:table-row>
        <table:table-row table:style-name="ro2">
          <table:table-cell office:value-type="string">
            <text:p><text:s/>19 <text:s/>hr_min <text:s text:c="23"/>39 non-null <text:s text:c="4"/>int64 <text:s text:c="2"/></text:p>
          </table:table-cell>
          <table:table-cell table:number-columns-repeated="3"/>
          <table:table-cell table:style-name="ce2" office:value-type="string">
            <text:p><text:s/>20 <text:s/>min_time <text:s text:c="21"/>39 non-null <text:s text:c="4"/>int64 <text:s text:c="2"/></text:p>
          </table:table-cell>
        </table:table-row>
        <table:table-row table:style-name="ro2">
          <table:table-cell office:value-type="string">
            <text:p><text:s/>20 <text:s/>min_time <text:s text:c="21"/>39 non-null <text:s text:c="4"/>int64 <text:s text:c="2"/></text:p>
          </table:table-cell>
          <table:table-cell table:number-columns-repeated="3"/>
          <table:table-cell table:style-name="ce2" office:value-type="string">
            <text:p><text:s/>21 <text:s/>shopping_duration_In_minutes <text:s/>39 non-null <text:s text:c="4"/>int64 <text:s text:c="2"/></text:p>
          </table:table-cell>
        </table:table-row>
        <table:table-row table:style-name="ro2">
          <table:table-cell office:value-type="string">
            <text:p><text:s/>21 <text:s/>shopping_duration_In_minutes <text:s/>39 non-null <text:s text:c="4"/>int64 <text:s text:c="2"/></text:p>
          </table:table-cell>
          <table:table-cell table:number-columns-repeated="3"/>
          <table:table-cell table:style-name="ce2" office:value-type="string">
            <text:p><text:s/>22 <text:s/>reaching_HRmax <text:s text:c="15"/>39 non-null <text:s text:c="4"/>int64 <text:s text:c="2"/></text:p>
          </table:table-cell>
        </table:table-row>
        <table:table-row table:style-name="ro2">
          <table:table-cell office:value-type="string">
            <text:p><text:s/>22 <text:s/>reaching_HRmax <text:s text:c="15"/>39 non-null <text:s text:c="4"/>int64 <text:s text:c="2"/></text:p>
          </table:table-cell>
          <table:table-cell table:number-columns-repeated="3"/>
          <table:table-cell table:style-name="ce2" office:value-type="string">
            <text:p><text:s/>23 <text:s/>age_groups <text:s text:c="19"/>39 non-null <text:s text:c="4"/>category</text:p>
          </table:table-cell>
        </table:table-row>
        <table:table-row table:style-name="ro2">
          <table:table-cell office:value-type="string">
            <text:p><text:s/>23 <text:s/>age_groups <text:s text:c="19"/>39 non-null <text:s text:c="4"/>category</text:p>
          </table:table-cell>
          <table:table-cell table:number-columns-repeated="3"/>
          <table:table-cell table:style-name="ce2" office:value-type="string">
            <text:p><text:s/>24 <text:s/>shopping_dur_min <text:s text:c="13"/>39 non-null <text:s text:c="4"/>category</text:p>
          </table:table-cell>
        </table:table-row>
        <table:table-row table:style-name="ro2">
          <table:table-cell office:value-type="string">
            <text:p><text:s/>24 <text:s/>shopping_dur_min <text:s text:c="13"/>39 non-null <text:s text:c="4"/>category</text:p>
          </table:table-cell>
          <table:table-cell table:number-columns-repeated="4"/>
        </table:table-row>
        <table:table-row table:style-name="ro2">
          <table:table-cell office:value-type="string">
            <text:p>dtypes: category(2), float64(3), int64(12), object(8)</text:p>
          </table:table-cell>
          <table:table-cell table:number-columns-repeated="4"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at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BMI</text:p>
          </table:table-cell>
          <table:table-cell office:value-type="string">
            <text:p>sleeping_time</text:p>
          </table:table-cell>
          <table:table-cell office:value-type="string">
            <text:p>sporting_activity_(h/week)</text:p>
          </table:table-cell>
          <table:table-cell office:value-type="string">
            <text:p>Total_weekly_sleep_time</text:p>
          </table:table-cell>
          <table:table-cell office:value-type="string">
            <text:p>100Activity_to_SleepAct</text:p>
          </table:table-cell>
          <table:table-cell office:value-type="string">
            <text:p>daytime</text:p>
          </table:table-cell>
          <table:table-cell office:value-type="string">
            <text:p>outdoor_temperature</text:p>
          </table:table-cell>
          <table:table-cell office:value-type="string">
            <text:p>shopping_cart</text:p>
          </table:table-cell>
          <table:table-cell office:value-type="string">
            <text:p>attendants</text:p>
          </table:table-cell>
          <table:table-cell office:value-type="string">
            <text:p>shopping_frequency</text:p>
          </table:table-cell>
          <table:table-cell office:value-type="string">
            <text:p>cash_point</text:p>
          </table:table-cell>
          <table:table-cell office:value-type="string">
            <text:p>shopping_amount</text:p>
          </table:table-cell>
          <table:table-cell office:value-type="string">
            <text:p>Shopping_Weight</text:p>
          </table:table-cell>
          <table:table-cell office:value-type="string">
            <text:p>weekday</text:p>
          </table:table-cell>
          <table:table-cell office:value-type="string">
            <text:p>smoking</text:p>
          </table:table-cell>
          <table:table-cell office:value-type="string">
            <text:p>ex_max</text:p>
          </table:table-cell>
          <table:table-cell office:value-type="string">
            <text:p>ex_min</text:p>
          </table:table-cell>
          <table:table-cell office:value-type="string">
            <text:p>hr_max</text:p>
          </table:table-cell>
          <table:table-cell office:value-type="string">
            <text:p>max_time</text:p>
          </table:table-cell>
          <table:table-cell office:value-type="string">
            <text:p>hr_min</text:p>
          </table:table-cell>
          <table:table-cell office:value-type="string">
            <text:p>min_time</text:p>
          </table:table-cell>
          <table:table-cell office:value-type="string">
            <text:p>shopping duration (in minutes)</text:p>
          </table:table-cell>
          <table:table-cell office:value-type="string">
            <text:p>reaching HR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2]*7" office:value-type="float" office:value="49">
            <text:p>49</text:p>
          </table:table-cell>
          <table:table-cell table:formula="of:=100*[.F2]/([.G2]+[.F2])" office:value-type="float" office:value="3.92156862745098">
            <text:p>3.9215686275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float" office:value="18.4">
            <text:p>18.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3]*7" office:value-type="float" office:value="63">
            <text:p>63</text:p>
          </table:table-cell>
          <table:table-cell table:formula="of:=100*[.F3]/([.G3]+[.F3])" office:value-type="float" office:value="1.5625">
            <text:p>1.5625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male</text:p>
          </table:table-cell>
          <table:table-cell office:value-type="float" office:value="25.1">
            <text:p>25.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4]*7" office:value-type="float" office:value="35">
            <text:p>35</text:p>
          </table:table-cell>
          <table:table-cell table:formula="of:=100*[.F4]/([.G4]+[.F4])" office:value-type="float" office:value="7.89473684210526">
            <text:p>7.8947368421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float" office:value="22.6">
            <text:p>22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5]*7" office:value-type="float" office:value="56">
            <text:p>56</text:p>
          </table:table-cell>
          <table:table-cell table:formula="of:=100*[.F5]/([.G5]+[.F5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21.7">
            <text:p>21.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E6]*7" office:value-type="float" office:value="84">
            <text:p>84</text:p>
          </table:table-cell>
          <table:table-cell table:formula="of:=100*[.F6]/([.G6]+[.F6])" office:value-type="float" office:value="10.6382978723404">
            <text:p>10.6382978723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string">
            <text:p>female</text:p>
          </table:table-cell>
          <table:table-cell office:value-type="float" office:value="26.8">
            <text:p>26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7]*7" office:value-type="float" office:value="56">
            <text:p>56</text:p>
          </table:table-cell>
          <table:table-cell table:formula="of:=100*[.F7]/([.G7]+[.F7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float" office:value="18.3">
            <text:p>18.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E8]*7" office:value-type="float" office:value="49">
            <text:p>49</text:p>
          </table:table-cell>
          <table:table-cell table:formula="of:=100*[.F8]/([.G8]+[.F8])" office:value-type="float" office:value="22.2222222222222">
            <text:p>22.222222222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float" office:value="36.8">
            <text:p>36.8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formula="of:=[.E9]*7" office:value-type="float" office:value="52.5">
            <text:p>52.5</text:p>
          </table:table-cell>
          <table:table-cell table:formula="of:=100*[.F9]/([.G9]+[.F9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25.2">
            <text:p>25.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10]*7" office:value-type="float" office:value="56">
            <text:p>56</text:p>
          </table:table-cell>
          <table:table-cell table:formula="of:=100*[.F10]/([.G10]+[.F10])" office:value-type="float" office:value="6.66666666666667">
            <text:p>6.6666666667</text:p>
          </table:table-cell>
          <table:table-cell office:value-type="string">
            <text:p>morning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11]*7" office:value-type="float" office:value="56">
            <text:p>56</text:p>
          </table:table-cell>
          <table:table-cell table:formula="of:=100*[.F11]/([.G11]+[.F11])" office:value-type="float" office:value="3.44827586206897">
            <text:p>3.4482758621</text:p>
          </table:table-cell>
          <table:table-cell office:value-type="string">
            <text:p>morning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float" office:value="23.9">
            <text:p>23.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2]*7" office:value-type="float" office:value="56">
            <text:p>56</text:p>
          </table:table-cell>
          <table:table-cell table:formula="of:=100*[.F12]/([.G12]+[.F12])" office:value-type="float" office:value="8.19672131147541">
            <text:p>8.1967213115</text:p>
          </table:table-cell>
          <table:table-cell office:value-type="string">
            <text:p>morning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float" office:value="27.7">
            <text:p>27.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E13]*7" office:value-type="float" office:value="42">
            <text:p>42</text:p>
          </table:table-cell>
          <table:table-cell table:formula="of:=100*[.F13]/([.G13]+[.F13])" office:value-type="float" office:value="16">
            <text:p>16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float" office:value="30.3">
            <text:p>30.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14]*7" office:value-type="float" office:value="56">
            <text:p>56</text:p>
          </table:table-cell>
          <table:table-cell table:formula="of:=100*[.F14]/([.G14]+[.F14])" office:value-type="float" office:value="3.44827586206897">
            <text:p>3.4482758621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heavy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float" office:value="25.1">
            <text:p>25.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15]*7" office:value-type="float" office:value="49">
            <text:p>49</text:p>
          </table:table-cell>
          <table:table-cell table:formula="of:=100*[.F15]/([.G15]+[.F15])" office:value-type="float" office:value="7.54716981132076">
            <text:p>7.5471698113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16]*7" office:value-type="float" office:value="56">
            <text:p>56</text:p>
          </table:table-cell>
          <table:table-cell table:formula="of:=100*[.F16]/([.G16]+[.F16])" office:value-type="float" office:value="3.44827586206897">
            <text:p>3.4482758621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float" office:value="26.9">
            <text:p>26.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7]*7" office:value-type="float" office:value="56">
            <text:p>56</text:p>
          </table:table-cell>
          <table:table-cell table:formula="of:=100*[.F17]/([.G17]+[.F17])" office:value-type="float" office:value="8.19672131147541">
            <text:p>8.1967213115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float" office:value="33.4">
            <text:p>33.4</text:p>
          </table:table-cell>
          <table:table-cell table:number-columns-repeated="2" office:value-type="float" office:value="8">
            <text:p>8</text:p>
          </table:table-cell>
          <table:table-cell table:formula="of:=[.E18]*7" office:value-type="float" office:value="56">
            <text:p>56</text:p>
          </table:table-cell>
          <table:table-cell table:formula="of:=100*[.F18]/([.G18]+[.F18])" office:value-type="float" office:value="12.5">
            <text:p>12.5</text:p>
          </table:table-cell>
          <table:table-cell office:value-type="string">
            <text:p>evening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heavy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9">
            <text:p>69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float" office:value="31.5">
            <text:p>31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9]*7" office:value-type="float" office:value="56">
            <text:p>56</text:p>
          </table:table-cell>
          <table:table-cell table:formula="of:=100*[.F19]/([.G19]+[.F19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float" office:value="26.2">
            <text:p>26.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20]*7" office:value-type="float" office:value="63">
            <text:p>63</text:p>
          </table:table-cell>
          <table:table-cell table:formula="of:=100*[.F20]/([.G20]+[.F20])" office:value-type="float" office:value="1.5625">
            <text:p>1.5625</text:p>
          </table:table-cell>
          <table:table-cell office:value-type="string">
            <text:p>evening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21]*7" office:value-type="float" office:value="42">
            <text:p>42</text:p>
          </table:table-cell>
          <table:table-cell table:formula="of:=100*[.F21]/([.G21]+[.F21])" office:value-type="float" office:value="10.6382978723404">
            <text:p>10.6382978723</text:p>
          </table:table-cell>
          <table:table-cell office:value-type="string">
            <text:p>evening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float" office:value="25.7">
            <text:p>25.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E22]*7" office:value-type="float" office:value="42">
            <text:p>42</text:p>
          </table:table-cell>
          <table:table-cell table:formula="of:=100*[.F22]/([.G22]+[.F22])" office:value-type="float" office:value="6.66666666666667">
            <text:p>6.6666666667</text:p>
          </table:table-cell>
          <table:table-cell office:value-type="string">
            <text:p>mor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27.8">
            <text:p>27.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23]*7" office:value-type="float" office:value="49">
            <text:p>49</text:p>
          </table:table-cell>
          <table:table-cell table:formula="of:=100*[.F23]/([.G23]+[.F23])" office:value-type="float" office:value="7.54716981132076">
            <text:p>7.5471698113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float" office:value="24.4">
            <text:p>24.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24]*7" office:value-type="float" office:value="49">
            <text:p>49</text:p>
          </table:table-cell>
          <table:table-cell table:formula="of:=100*[.F24]/([.G24]+[.F24])" office:value-type="float" office:value="5.76923076923077">
            <text:p>5.7692307692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float" office:value="29.3">
            <text:p>29.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25]*7" office:value-type="float" office:value="63">
            <text:p>63</text:p>
          </table:table-cell>
          <table:table-cell table:formula="of:=100*[.F25]/([.G25]+[.F25])" office:value-type="float" office:value="1.5625">
            <text:p>1.5625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heavy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string">
            <text:p>female</text:p>
          </table:table-cell>
          <table:table-cell office:value-type="float" office:value="27.7">
            <text:p>27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26]*7" office:value-type="float" office:value="56">
            <text:p>56</text:p>
          </table:table-cell>
          <table:table-cell table:formula="of:=100*[.F26]/([.G26]+[.F26])" office:value-type="float" office:value="3.44827586206897">
            <text:p>3.4482758621</text:p>
          </table:table-cell>
          <table:table-cell office:value-type="string">
            <text:p>noon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family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86">
            <text:p>86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float" office:value="24.9">
            <text:p>24.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27]*7" office:value-type="float" office:value="42">
            <text:p>42</text:p>
          </table:table-cell>
          <table:table-cell table:formula="of:=100*[.F27]/([.G27]+[.F27])" office:value-type="float" office:value="4.54545454545455">
            <text:p>4.5454545455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19.1">
            <text:p>19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28]*7" office:value-type="float" office:value="56">
            <text:p>56</text:p>
          </table:table-cell>
          <table:table-cell table:formula="of:=100*[.F28]/([.G28]+[.F28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26.5">
            <text:p>26.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29]*7" office:value-type="float" office:value="49">
            <text:p>49</text:p>
          </table:table-cell>
          <table:table-cell table:formula="of:=100*[.F29]/([.G29]+[.F29])" office:value-type="float" office:value="7.54716981132076">
            <text:p>7.5471698113</text:p>
          </table:table-cell>
          <table:table-cell office:value-type="string">
            <text:p>morning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30]*7" office:value-type="float" office:value="56">
            <text:p>56</text:p>
          </table:table-cell>
          <table:table-cell table:formula="of:=100*[.F30]/([.G30]+[.F30])" office:value-type="float" office:value="11.1111111111111">
            <text:p>11.1111111111</text:p>
          </table:table-cell>
          <table:table-cell office:value-type="string">
            <text:p>morning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float" office:value="18.8">
            <text:p>18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31]*7" office:value-type="float" office:value="56">
            <text:p>56</text:p>
          </table:table-cell>
          <table:table-cell table:formula="of:=100*[.F31]/([.G31]+[.F31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heavy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136">
            <text:p>136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float" office:value="33.7">
            <text:p>33.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32]*7" office:value-type="float" office:value="63">
            <text:p>63</text:p>
          </table:table-cell>
          <table:table-cell table:formula="of:=100*[.F32]/([.G32]+[.F32])" office:value-type="float" office:value="1.5625">
            <text:p>1.5625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female</text:p>
          </table:table-cell>
          <table:table-cell office:value-type="float" office:value="29.4">
            <text:p>29.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3]*7" office:value-type="float" office:value="49">
            <text:p>49</text:p>
          </table:table-cell>
          <table:table-cell table:formula="of:=100*[.F33]/([.G33]+[.F33])" office:value-type="float" office:value="3.92156862745098">
            <text:p>3.9215686275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134">
            <text:p>13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25.9">
            <text:p>25.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34]*7" office:value-type="float" office:value="42">
            <text:p>42</text:p>
          </table:table-cell>
          <table:table-cell table:formula="of:=100*[.F34]/([.G34]+[.F34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float" office:value="22.6">
            <text:p>22.6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table:formula="of:=[.E35]*7" office:value-type="float" office:value="52.5">
            <text:p>52.5</text:p>
          </table:table-cell>
          <table:table-cell table:formula="of:=100*[.F35]/([.G35]+[.F35])" office:value-type="float" office:value="7.07964601769912">
            <text:p>7.0796460177</text:p>
          </table:table-cell>
          <table:table-cell office:value-type="string">
            <text:p>evening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6]*7" office:value-type="float" office:value="49">
            <text:p>49</text:p>
          </table:table-cell>
          <table:table-cell table:formula="of:=100*[.F36]/([.G36]+[.F36])" office:value-type="float" office:value="3.92156862745098">
            <text:p>3.9215686275</text:p>
          </table:table-cell>
          <table:table-cell office:value-type="string">
            <text:p>evening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bag ful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9">
            <text:p>79</text:p>
          </table:table-cell>
          <table:table-cell office:value-type="float" office:value="139">
            <text:p>13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float" office:value="27.1">
            <text:p>27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37]*7" office:value-type="float" office:value="49">
            <text:p>49</text:p>
          </table:table-cell>
          <table:table-cell table:formula="of:=100*[.F37]/([.G37]+[.F37])" office:value-type="float" office:value="5.76923076923077">
            <text:p>5.7692307692</text:p>
          </table:table-cell>
          <table:table-cell office:value-type="string">
            <text:p>evening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19.9">
            <text:p>19.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38]*7" office:value-type="float" office:value="56">
            <text:p>56</text:p>
          </table:table-cell>
          <table:table-cell table:formula="of:=100*[.F38]/([.G38]+[.F38])" office:value-type="float" office:value="1.75438596491228">
            <text:p>1.7543859649</text:p>
          </table:table-cell>
          <table:table-cell office:value-type="string">
            <text:p>evening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o</text:p>
          </table:table-cell>
          <table:table-cell office:value-type="string">
            <text:p>seldom</text:p>
          </table:table-cell>
          <table:table-cell office:value-type="string">
            <text:p>ful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E39]*7" office:value-type="float" office:value="35">
            <text:p>35</text:p>
          </table:table-cell>
          <table:table-cell table:formula="of:=100*[.F39]/([.G39]+[.F39])" office:value-type="float" office:value="5.40540540540541">
            <text:p>5.4054054054</text:p>
          </table:table-cell>
          <table:table-cell office:value-type="string">
            <text:p>mor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22.7">
            <text:p>22.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40]*7" office:value-type="float" office:value="42">
            <text:p>42</text:p>
          </table:table-cell>
          <table:table-cell table:formula="of:=100*[.F40]/([.G40]+[.F40])" office:value-type="float" office:value="10.6382978723404">
            <text:p>10.6382978723</text:p>
          </table:table-cell>
          <table:table-cell office:value-type="string">
            <text:p>morning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float" office:value="25.1">
            <text:p>25.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41]*7" office:value-type="float" office:value="49">
            <text:p>49</text:p>
          </table:table-cell>
          <table:table-cell table:formula="of:=100*[.F41]/([.G41]+[.F41])" office:value-type="float" office:value="2">
            <text:p>2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female</text:p>
          </table:table-cell>
          <table:table-cell office:value-type="float" office:value="24.4">
            <text:p>24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E42]*7" office:value-type="float" office:value="49">
            <text:p>49</text:p>
          </table:table-cell>
          <table:table-cell table:formula="of:=100*[.F42]/([.G42]+[.F42])" office:value-type="float" office:value="10.9090909090909">
            <text:p>10.9090909091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float" office:value="26.4">
            <text:p>26.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43]*7" office:value-type="float" office:value="49">
            <text:p>49</text:p>
          </table:table-cell>
          <table:table-cell table:formula="of:=100*[.F43]/([.G43]+[.F43])" office:value-type="float" office:value="7.54716981132076">
            <text:p>7.5471698113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string">
            <text:p>female</text:p>
          </table:table-cell>
          <table:table-cell office:value-type="float" office:value="20.3">
            <text:p>20.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44]*7" office:value-type="float" office:value="42">
            <text:p>42</text:p>
          </table:table-cell>
          <table:table-cell table:formula="of:=100*[.F44]/([.G44]+[.F44])" office:value-type="float" office:value="4.54545454545455">
            <text:p>4.5454545455</text:p>
          </table:table-cell>
          <table:table-cell office:value-type="string">
            <text:p>noon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75">
            <text:p>7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float" office:value="23.7">
            <text:p>23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45]*7" office:value-type="float" office:value="42">
            <text:p>42</text:p>
          </table:table-cell>
          <table:table-cell table:formula="of:=100*[.F45]/([.G45]+[.F45])" office:value-type="float" office:value="4.54545454545455">
            <text:p>4.5454545455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float" office:value="24.6">
            <text:p>24.6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formula="of:=[.E46]*7" office:value-type="float" office:value="49">
            <text:p>49</text:p>
          </table:table-cell>
          <table:table-cell table:formula="of:=100*[.F46]/([.G46]+[.F46])" office:value-type="float" office:value="2.97029702970297">
            <text:p>2.9702970297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float" office:value="29.4">
            <text:p>29.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E47]*7" office:value-type="float" office:value="63">
            <text:p>63</text:p>
          </table:table-cell>
          <table:table-cell table:formula="of:=100*[.F47]/([.G47]+[.F47])" office:value-type="float" office:value="7.35294117647059">
            <text:p>7.3529411765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float" office:value="21.5">
            <text:p>21.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48]*7" office:value-type="float" office:value="56">
            <text:p>56</text:p>
          </table:table-cell>
          <table:table-cell table:formula="of:=100*[.F48]/([.G48]+[.F48])" office:value-type="float" office:value="6.66666666666667">
            <text:p>6.6666666667</text:p>
          </table:table-cell>
          <table:table-cell office:value-type="string">
            <text:p>morning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float" office:value="23.4">
            <text:p>23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49]*7" office:value-type="float" office:value="49">
            <text:p>49</text:p>
          </table:table-cell>
          <table:table-cell table:formula="of:=100*[.F49]/([.G49]+[.F49])" office:value-type="float" office:value="2">
            <text:p>2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bag ful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float" office:value="27.7">
            <text:p>27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0]*7" office:value-type="float" office:value="42">
            <text:p>42</text:p>
          </table:table-cell>
          <table:table-cell table:formula="of:=100*[.F50]/([.G50]+[.F50])" office:value-type="float" office:value="4.54545454545455">
            <text:p>4.5454545455</text:p>
          </table:table-cell>
          <table:table-cell office:value-type="string">
            <text:p>noon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float" office:value="16.6">
            <text:p>16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51]*7" office:value-type="float" office:value="49">
            <text:p>49</text:p>
          </table:table-cell>
          <table:table-cell table:formula="of:=100*[.F51]/([.G51]+[.F51])" office:value-type="float" office:value="9.25925925925926">
            <text:p>9.2592592593</text:p>
          </table:table-cell>
          <table:table-cell office:value-type="string">
            <text:p>noon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52]*7" office:value-type="float" office:value="28">
            <text:p>28</text:p>
          </table:table-cell>
          <table:table-cell table:formula="of:=100*[.F52]/([.G52]+[.F52])" office:value-type="float" office:value="9.67741935483871">
            <text:p>9.6774193548</text:p>
          </table:table-cell>
          <table:table-cell office:value-type="string">
            <text:p>noon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float" office:value="29.4">
            <text:p>29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E53]*7" office:value-type="float" office:value="49">
            <text:p>49</text:p>
          </table:table-cell>
          <table:table-cell table:formula="of:=100*[.F53]/([.G53]+[.F53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float" office:value="27.2">
            <text:p>27.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54]*7" office:value-type="float" office:value="56">
            <text:p>56</text:p>
          </table:table-cell>
          <table:table-cell table:formula="of:=100*[.F54]/([.G54]+[.F54])" office:value-type="float" office:value="6.66666666666667">
            <text:p>6.6666666667</text:p>
          </table:table-cell>
          <table:table-cell office:value-type="string">
            <text:p>noon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27.4">
            <text:p>27.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E55]*7" office:value-type="float" office:value="70">
            <text:p>70</text:p>
          </table:table-cell>
          <table:table-cell table:formula="of:=100*[.F55]/([.G55]+[.F55])" office:value-type="float" office:value="2.77777777777778">
            <text:p>2.7777777778</text:p>
          </table:table-cell>
          <table:table-cell office:value-type="string">
            <text:p>noon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string">
            <text:p>female</text:p>
          </table:table-cell>
          <table:table-cell office:value-type="float" office:value="20.4">
            <text:p>20.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E56]*7" office:value-type="float" office:value="21">
            <text:p>21</text:p>
          </table:table-cell>
          <table:table-cell table:formula="of:=100*[.F56]/([.G56]+[.F56])" office:value-type="float" office:value="19.2307692307692">
            <text:p>19.2307692308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float" office:value="31.6">
            <text:p>31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7]*7" office:value-type="float" office:value="42">
            <text:p>42</text:p>
          </table:table-cell>
          <table:table-cell table:formula="of:=100*[.F57]/([.G57]+[.F57])" office:value-type="float" office:value="4.54545454545455">
            <text:p>4.5454545455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float" office:value="32.1">
            <text:p>32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58]*7" office:value-type="float" office:value="56">
            <text:p>56</text:p>
          </table:table-cell>
          <table:table-cell table:formula="of:=100*[.F58]/([.G58]+[.F58])" office:value-type="float" office:value="1.75438596491228">
            <text:p>1.7543859649</text:p>
          </table:table-cell>
          <table:table-cell office:value-type="string">
            <text:p>morning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59]*7" office:value-type="float" office:value="42">
            <text:p>42</text:p>
          </table:table-cell>
          <table:table-cell table:formula="of:=100*[.F59]/([.G59]+[.F59])" office:value-type="float" office:value="2.32558139534884">
            <text:p>2.3255813953</text:p>
          </table:table-cell>
          <table:table-cell office:value-type="string">
            <text:p>morning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float" office:value="31.6">
            <text:p>31.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60]*7" office:value-type="float" office:value="70">
            <text:p>70</text:p>
          </table:table-cell>
          <table:table-cell table:formula="of:=100*[.F60]/([.G60]+[.F60])" office:value-type="float" office:value="1.40845070422535">
            <text:p>1.4084507042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float" office:value="24.6">
            <text:p>24.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1]*7" office:value-type="float" office:value="63">
            <text:p>63</text:p>
          </table:table-cell>
          <table:table-cell table:formula="of:=100*[.F61]/([.G61]+[.F61])" office:value-type="float" office:value="4.54545454545455">
            <text:p>4.5454545455</text:p>
          </table:table-cell>
          <table:table-cell office:value-type="string">
            <text:p>noon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33.4">
            <text:p>33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62]*7" office:value-type="float" office:value="56">
            <text:p>56</text:p>
          </table:table-cell>
          <table:table-cell table:formula="of:=100*[.F62]/([.G62]+[.F62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float" office:value="20.1">
            <text:p>20.1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formula="of:=[.E63]*7" office:value-type="float" office:value="49">
            <text:p>49</text:p>
          </table:table-cell>
          <table:table-cell table:formula="of:=100*[.F63]/([.G63]+[.F63])" office:value-type="float" office:value="2.97029702970297">
            <text:p>2.9702970297</text:p>
          </table:table-cell>
          <table:table-cell office:value-type="string">
            <text:p>evening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float" office:value="27.8">
            <text:p>2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64]*7" office:value-type="float" office:value="42">
            <text:p>42</text:p>
          </table:table-cell>
          <table:table-cell table:formula="of:=100*[.F64]/([.G64]+[.F64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float" office:value="25.3">
            <text:p>25.3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table:formula="of:=[.E65]*7" office:value-type="float" office:value="45.5">
            <text:p>45.5</text:p>
          </table:table-cell>
          <table:table-cell table:formula="of:=100*[.F65]/([.G65]+[.F65])" office:value-type="float" office:value="8.08080808080808">
            <text:p>8.0808080808</text:p>
          </table:table-cell>
          <table:table-cell office:value-type="string">
            <text:p>evening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tuesday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19.9">
            <text:p>19.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66]*7" office:value-type="float" office:value="56">
            <text:p>56</text:p>
          </table:table-cell>
          <table:table-cell table:formula="of:=100*[.F66]/([.G66]+[.F66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float" office:value="27.7">
            <text:p>27.7</text:p>
          </table:table-cell>
          <table:table-cell table:number-columns-repeated="2" office:value-type="float" office:value="8">
            <text:p>8</text:p>
          </table:table-cell>
          <table:table-cell table:formula="of:=[.E67]*7" office:value-type="float" office:value="56">
            <text:p>56</text:p>
          </table:table-cell>
          <table:table-cell table:formula="of:=100*[.F67]/([.G67]+[.F67])" office:value-type="float" office:value="12.5">
            <text:p>12.5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o</text:p>
          </table:table-cell>
          <table:table-cell office:value-type="string">
            <text:p>seldom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float" office:value="27.5">
            <text:p>27.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E68]*7" office:value-type="float" office:value="63">
            <text:p>63</text:p>
          </table:table-cell>
          <table:table-cell table:formula="of:=100*[.F68]/([.G68]+[.F68])" office:value-type="float" office:value="13.6986301369863">
            <text:p>13.698630137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float" office:value="24.4">
            <text:p>24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69]*7" office:value-type="float" office:value="56">
            <text:p>56</text:p>
          </table:table-cell>
          <table:table-cell table:formula="of:=100*[.F69]/([.G69]+[.F69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float" office:value="24.9">
            <text:p>24.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E70]*7" office:value-type="float" office:value="42">
            <text:p>42</text:p>
          </table:table-cell>
          <table:table-cell table:formula="of:=100*[.F70]/([.G70]+[.F70])" office:value-type="float" office:value="22.2222222222222">
            <text:p>22.2222222222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float" office:value="23.8">
            <text:p>23.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E71]*7" office:value-type="float" office:value="42">
            <text:p>42</text:p>
          </table:table-cell>
          <table:table-cell table:formula="of:=100*[.F71]/([.G71]+[.F71])" office:value-type="float" office:value="6.66666666666667">
            <text:p>6.6666666667</text:p>
          </table:table-cell>
          <table:table-cell office:value-type="string">
            <text:p>noon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float" office:value="21.5">
            <text:p>21.5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formula="of:=[.E72]*7" office:value-type="float" office:value="49">
            <text:p>49</text:p>
          </table:table-cell>
          <table:table-cell table:formula="of:=100*[.F72]/([.G72]+[.F72])" office:value-type="float" office:value="1.01010101010101">
            <text:p>1.0101010101</text:p>
          </table:table-cell>
          <table:table-cell office:value-type="string">
            <text:p>noon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float" office:value="21.5">
            <text:p>21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table:formula="of:=[.E73]*7" office:value-type="float" office:value="28">
            <text:p>28</text:p>
          </table:table-cell>
          <table:table-cell table:formula="of:=100*[.F73]/([.G73]+[.F73])" office:value-type="float" office:value="5.08474576271186">
            <text:p>5.0847457627</text:p>
          </table:table-cell>
          <table:table-cell office:value-type="string">
            <text:p>noon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float" office:value="37.6">
            <text:p>37.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74]*7" office:value-type="float" office:value="49">
            <text:p>49</text:p>
          </table:table-cell>
          <table:table-cell table:formula="of:=100*[.F74]/([.G74]+[.F74])" office:value-type="float" office:value="7.54716981132076">
            <text:p>7.5471698113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float" office:value="18.3">
            <text:p>18.3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table:formula="of:=[.E75]*7" office:value-type="float" office:value="59.5">
            <text:p>59.5</text:p>
          </table:table-cell>
          <table:table-cell table:formula="of:=100*[.F75]/([.G75]+[.F75])" office:value-type="float" office:value="3.2520325203252">
            <text:p>3.2520325203</text:p>
          </table:table-cell>
          <table:table-cell office:value-type="string">
            <text:p>evening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string">
            <text:p>female</text:p>
          </table:table-cell>
          <table:table-cell office:value-type="float" office:value="28.7">
            <text:p>28.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E76]*7" office:value-type="float" office:value="35">
            <text:p>35</text:p>
          </table:table-cell>
          <table:table-cell table:formula="of:=100*[.F76]/([.G76]+[.F76])" office:value-type="float" office:value="7.89473684210526">
            <text:p>7.8947368421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float" office:value="24.3">
            <text:p>24.3</text:p>
          </table:table-cell>
          <table:table-cell table:number-columns-repeated="2" office:value-type="float" office:value="8">
            <text:p>8</text:p>
          </table:table-cell>
          <table:table-cell table:formula="of:=[.E77]*7" office:value-type="float" office:value="56">
            <text:p>56</text:p>
          </table:table-cell>
          <table:table-cell table:formula="of:=100*[.F77]/([.G77]+[.F77])" office:value-type="float" office:value="12.5">
            <text:p>12.5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string">
            <text:p>female</text:p>
          </table:table-cell>
          <table:table-cell office:value-type="float" office:value="23.3">
            <text:p>23.3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formula="of:=[.E78]*7" office:value-type="float" office:value="49">
            <text:p>49</text:p>
          </table:table-cell>
          <table:table-cell table:formula="of:=100*[.F78]/([.G78]+[.F78])" office:value-type="float" office:value="4.85436893203883">
            <text:p>4.854368932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E79]*7" office:value-type="float" office:value="42">
            <text:p>42</text:p>
          </table:table-cell>
          <table:table-cell table:formula="of:=100*[.F79]/([.G79]+[.F79])" office:value-type="float" office:value="6.66666666666667">
            <text:p>6.6666666667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float" office:value="21.6">
            <text:p>21.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80]*7" office:value-type="float" office:value="49">
            <text:p>49</text:p>
          </table:table-cell>
          <table:table-cell table:formula="of:=100*[.F80]/([.G80]+[.F80])" office:value-type="float" office:value="2">
            <text:p>2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string">
            <text:p>female</text:p>
          </table:table-cell>
          <table:table-cell office:value-type="float" office:value="21.4">
            <text:p>21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81]*7" office:value-type="float" office:value="42">
            <text:p>42</text:p>
          </table:table-cell>
          <table:table-cell table:formula="of:=100*[.F81]/([.G81]+[.F81])" office:value-type="float" office:value="2.32558139534884">
            <text:p>2.3255813953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float" office:value="18.4">
            <text:p>18.4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formula="of:=[.E82]*7" office:value-type="float" office:value="56">
            <text:p>56</text:p>
          </table:table-cell>
          <table:table-cell table:formula="of:=100*[.F82]/([.G82]+[.F82])" office:value-type="float" office:value="2.60869565217391">
            <text:p>2.6086956522</text:p>
          </table:table-cell>
          <table:table-cell office:value-type="string">
            <text:p>evening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wednesday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83]*7" office:value-type="float" office:value="56">
            <text:p>56</text:p>
          </table:table-cell>
          <table:table-cell table:formula="of:=100*[.F83]/([.G83]+[.F83])" office:value-type="float" office:value="0">
            <text:p>0</text:p>
          </table:table-cell>
          <table:table-cell office:value-type="string">
            <text:p>morning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23.3">
            <text:p>23.3</text:p>
          </table:table-cell>
          <table:table-cell office:value-type="float" office:value="10">
            <text:p>10</text:p>
          </table:table-cell>
          <table:table-cell office:value-type="float" office:value="6.5">
            <text:p>6.5</text:p>
          </table:table-cell>
          <table:table-cell table:formula="of:=[.E84]*7" office:value-type="float" office:value="70">
            <text:p>70</text:p>
          </table:table-cell>
          <table:table-cell table:formula="of:=100*[.F84]/([.G84]+[.F84])" office:value-type="float" office:value="8.49673202614379">
            <text:p>8.4967320261</text:p>
          </table:table-cell>
          <table:table-cell office:value-type="string">
            <text:p>morning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float" office:value="25.4">
            <text:p>25.4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table:formula="of:=[.E85]*7" office:value-type="float" office:value="38.5">
            <text:p>38.5</text:p>
          </table:table-cell>
          <table:table-cell table:formula="of:=100*[.F85]/([.G85]+[.F85])" office:value-type="float" office:value="10.4651162790698">
            <text:p>10.4651162791</text:p>
          </table:table-cell>
          <table:table-cell office:value-type="string">
            <text:p>morning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96">
            <text:p>96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string">
            <text:p>female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6">
            <text:p>6</text:p>
          </table:table-cell>
          <table:table-cell table:formula="of:=[.E86]*7" office:value-type="float" office:value="42">
            <text:p>42</text:p>
          </table:table-cell>
          <table:table-cell table:formula="of:=100*[.F86]/([.G86]+[.F86])" office:value-type="float" office:value="12.5">
            <text:p>12.5</text:p>
          </table:table-cell>
          <table:table-cell office:value-type="string">
            <text:p>morning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19.5">
            <text:p>19.5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table:formula="of:=[.E87]*7" office:value-type="float" office:value="42">
            <text:p>42</text:p>
          </table:table-cell>
          <table:table-cell table:formula="of:=100*[.F87]/([.G87]+[.F87])" office:value-type="float" office:value="7.69230769230769">
            <text:p>7.6923076923</text:p>
          </table:table-cell>
          <table:table-cell office:value-type="string">
            <text:p>morning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float" office:value="31.7">
            <text:p>31.7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formula="of:=[.E88]*7" office:value-type="float" office:value="56">
            <text:p>56</text:p>
          </table:table-cell>
          <table:table-cell table:formula="of:=100*[.F88]/([.G88]+[.F88])" office:value-type="float" office:value="0.884955752212389">
            <text:p>0.8849557522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float" office:value="24.2">
            <text:p>24.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89]*7" office:value-type="float" office:value="56">
            <text:p>56</text:p>
          </table:table-cell>
          <table:table-cell table:formula="of:=100*[.F89]/([.G89]+[.F89])" office:value-type="float" office:value="11.1111111111111">
            <text:p>11.1111111111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float" office:value="18.4">
            <text:p>18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E90]*7" office:value-type="float" office:value="49">
            <text:p>49</text:p>
          </table:table-cell>
          <table:table-cell table:formula="of:=100*[.F90]/([.G90]+[.F90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5">
            <text:p>35</text:p>
          </table:table-cell>
          <table:table-cell office:value-type="string">
            <text:p>female</text:p>
          </table:table-cell>
          <table:table-cell office:value-type="float" office:value="26.5">
            <text:p>26.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91]*7" office:value-type="float" office:value="49">
            <text:p>49</text:p>
          </table:table-cell>
          <table:table-cell table:formula="of:=100*[.F91]/([.G91]+[.F91])" office:value-type="float" office:value="7.54716981132076">
            <text:p>7.5471698113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float" office:value="21.5">
            <text:p>21.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92]*7" office:value-type="float" office:value="56">
            <text:p>56</text:p>
          </table:table-cell>
          <table:table-cell table:formula="of:=100*[.F92]/([.G92]+[.F92])" office:value-type="float" office:value="8.19672131147541">
            <text:p>8.1967213115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28.7">
            <text:p>28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93]*7" office:value-type="float" office:value="42">
            <text:p>42</text:p>
          </table:table-cell>
          <table:table-cell table:formula="of:=100*[.F93]/([.G93]+[.F93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22.4">
            <text:p>22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E94]*7" office:value-type="float" office:value="49">
            <text:p>49</text:p>
          </table:table-cell>
          <table:table-cell table:formula="of:=100*[.F94]/([.G94]+[.F94])" office:value-type="float" office:value="10.9090909090909">
            <text:p>10.9090909091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float" office:value="35.4">
            <text:p>35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E95]*7" office:value-type="float" office:value="49">
            <text:p>49</text:p>
          </table:table-cell>
          <table:table-cell table:formula="of:=100*[.F95]/([.G95]+[.F95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float" office:value="17.9">
            <text:p>17.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96]*7" office:value-type="float" office:value="56">
            <text:p>56</text:p>
          </table:table-cell>
          <table:table-cell table:formula="of:=100*[.F96]/([.G96]+[.F96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float" office:value="29.6">
            <text:p>29.6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formula="of:=[.E97]*7" office:value-type="float" office:value="38.5">
            <text:p>38.5</text:p>
          </table:table-cell>
          <table:table-cell table:formula="of:=100*[.F97]/([.G97]+[.F97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23.5">
            <text:p>23.5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formula="of:=[.E98]*7" office:value-type="float" office:value="52.5">
            <text:p>52.5</text:p>
          </table:table-cell>
          <table:table-cell table:formula="of:=100*[.F98]/([.G98]+[.F98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female</text:p>
          </table:table-cell>
          <table:table-cell office:value-type="float" office:value="30.7">
            <text:p>30.7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formula="of:=[.E99]*7" office:value-type="float" office:value="52.5">
            <text:p>52.5</text:p>
          </table:table-cell>
          <table:table-cell table:formula="of:=100*[.F99]/([.G99]+[.F99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77">
            <text:p>77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float" office:value="30.3">
            <text:p>3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E100]*7" office:value-type="float" office:value="28">
            <text:p>28</text:p>
          </table:table-cell>
          <table:table-cell table:formula="of:=100*[.F100]/([.G100]+[.F100])" office:value-type="float" office:value="9.67741935483871">
            <text:p>9.6774193548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E101]*7" office:value-type="float" office:value="42">
            <text:p>42</text:p>
          </table:table-cell>
          <table:table-cell table:formula="of:=100*[.F101]/([.G101]+[.F101])" office:value-type="float" office:value="22.2222222222222">
            <text:p>22.222222222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float" office:value="27.1">
            <text:p>27.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formula="of:=[.E102]*7" office:value-type="float" office:value="28">
            <text:p>28</text:p>
          </table:table-cell>
          <table:table-cell table:formula="of:=100*[.F102]/([.G102]+[.F102])" office:value-type="float" office:value="13.8461538461538">
            <text:p>13.846153846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thursday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103]*7" office:value-type="float" office:value="49">
            <text:p>49</text:p>
          </table:table-cell>
          <table:table-cell table:formula="of:=100*[.F103]/([.G103]+[.F103])" office:value-type="float" office:value="5.76923076923077">
            <text:p>5.7692307692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table:formula="of:=[.E104]*7" office:value-type="float" office:value="52.5">
            <text:p>52.5</text:p>
          </table:table-cell>
          <table:table-cell table:formula="of:=100*[.F104]/([.G104]+[.F104])" office:value-type="float" office:value="5.40540540540541">
            <text:p>5.4054054054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19.2">
            <text:p>19.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105]*7" office:value-type="float" office:value="56">
            <text:p>56</text:p>
          </table:table-cell>
          <table:table-cell table:formula="of:=100*[.F105]/([.G105]+[.F105])" office:value-type="float" office:value="6.66666666666667">
            <text:p>6.6666666667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float" office:value="19.1">
            <text:p>19.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106]*7" office:value-type="float" office:value="49">
            <text:p>49</text:p>
          </table:table-cell>
          <table:table-cell table:formula="of:=100*[.F106]/([.G106]+[.F106])" office:value-type="float" office:value="5.76923076923077">
            <text:p>5.7692307692</text:p>
          </table:table-cell>
          <table:table-cell office:value-type="string">
            <text:p>morning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22.2">
            <text:p>22.2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formula="of:=[.E107]*7" office:value-type="float" office:value="56">
            <text:p>56</text:p>
          </table:table-cell>
          <table:table-cell table:formula="of:=100*[.F107]/([.G107]+[.F107])" office:value-type="float" office:value="2.60869565217391">
            <text:p>2.6086956522</text:p>
          </table:table-cell>
          <table:table-cell office:value-type="string">
            <text:p>morning</text:p>
          </table:table-cell>
          <table:table-cell office:value-type="float" office:value="21">
            <text:p>2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21.5">
            <text:p>21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08]*7" office:value-type="float" office:value="56">
            <text:p>56</text:p>
          </table:table-cell>
          <table:table-cell table:formula="of:=100*[.F108]/([.G108]+[.F108])" office:value-type="float" office:value="1.75438596491228">
            <text:p>1.7543859649</text:p>
          </table:table-cell>
          <table:table-cell office:value-type="string">
            <text:p>noon</text:p>
          </table:table-cell>
          <table:table-cell office:value-type="float" office:value="21">
            <text:p>21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5">
            <text:p>85</text:p>
          </table:table-cell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table:number-columns-repeated="2"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19.8">
            <text:p>19.8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table:formula="of:=[.E109]*7" office:value-type="float" office:value="59.5">
            <text:p>59.5</text:p>
          </table:table-cell>
          <table:table-cell table:formula="of:=100*[.F109]/([.G109]+[.F109])" office:value-type="float" office:value="7.75193798449612">
            <text:p>7.7519379845</text:p>
          </table:table-cell>
          <table:table-cell office:value-type="string">
            <text:p>noon</text:p>
          </table:table-cell>
          <table:table-cell office:value-type="float" office:value="21">
            <text:p>21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table:formula="of:=[.E110]*7" office:value-type="float" office:value="59.5">
            <text:p>59.5</text:p>
          </table:table-cell>
          <table:table-cell table:formula="of:=100*[.F110]/([.G110]+[.F110])" office:value-type="float" office:value="1.65289256198347">
            <text:p>1.652892562</text:p>
          </table:table-cell>
          <table:table-cell office:value-type="string">
            <text:p>noon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bag ful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52">
            <text:p>52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E111]*7" office:value-type="float" office:value="70">
            <text:p>70</text:p>
          </table:table-cell>
          <table:table-cell table:formula="of:=100*[.F111]/([.G111]+[.F111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bag ful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string">
            <text:p>female</text:p>
          </table:table-cell>
          <table:table-cell office:value-type="float" office:value="29.6">
            <text:p>29.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12]*7" office:value-type="float" office:value="56">
            <text:p>56</text:p>
          </table:table-cell>
          <table:table-cell table:formula="of:=100*[.F112]/([.G112]+[.F112])" office:value-type="float" office:value="1.75438596491228">
            <text:p>1.7543859649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09">
            <text:p>109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E113]*7" office:value-type="float" office:value="42">
            <text:p>42</text:p>
          </table:table-cell>
          <table:table-cell table:formula="of:=100*[.F113]/([.G113]+[.F113])" office:value-type="float" office:value="10.6382978723404">
            <text:p>10.6382978723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20.4">
            <text:p>20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14]*7" office:value-type="float" office:value="56">
            <text:p>56</text:p>
          </table:table-cell>
          <table:table-cell table:formula="of:=100*[.F114]/([.G114]+[.F114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32">
            <text:p>32</text:p>
          </table:table-cell>
          <table:table-cell office:value-type="string">
            <text:p>male</text:p>
          </table:table-cell>
          <table:table-cell office:value-type="float" office:value="25.3">
            <text:p>25.3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formula="of:=[.E115]*7" office:value-type="float" office:value="49">
            <text:p>49</text:p>
          </table:table-cell>
          <table:table-cell table:formula="of:=100*[.F115]/([.G115]+[.F115])" office:value-type="float" office:value="10.0917431192661">
            <text:p>10.0917431193</text:p>
          </table:table-cell>
          <table:table-cell office:value-type="string">
            <text:p>noon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float" office:value="27.8">
            <text:p>2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116]*7" office:value-type="float" office:value="42">
            <text:p>42</text:p>
          </table:table-cell>
          <table:table-cell table:formula="of:=100*[.F116]/([.G116]+[.F116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23.4">
            <text:p>23.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E117]*7" office:value-type="float" office:value="21">
            <text:p>21</text:p>
          </table:table-cell>
          <table:table-cell table:formula="of:=100*[.F117]/([.G117]+[.F117])" office:value-type="float" office:value="16">
            <text:p>16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E118]*7" office:value-type="float" office:value="56">
            <text:p>56</text:p>
          </table:table-cell>
          <table:table-cell table:formula="of:=100*[.F118]/([.G118]+[.F118])" office:value-type="float" office:value="9.67741935483871">
            <text:p>9.6774193548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female</text:p>
          </table:table-cell>
          <table:table-cell office:value-type="float" office:value="23.4">
            <text:p>23.4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formula="of:=[.E119]*7" office:value-type="float" office:value="49">
            <text:p>49</text:p>
          </table:table-cell>
          <table:table-cell table:formula="of:=100*[.F119]/([.G119]+[.F119])" office:value-type="float" office:value="1.01010101010101">
            <text:p>1.0101010101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24.9">
            <text:p>24.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20]*7" office:value-type="float" office:value="49">
            <text:p>49</text:p>
          </table:table-cell>
          <table:table-cell table:formula="of:=100*[.F120]/([.G120]+[.F120])" office:value-type="float" office:value="3.92156862745098">
            <text:p>3.9215686275</text:p>
          </table:table-cell>
          <table:table-cell office:value-type="string">
            <text:p>noon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string">
            <text:p>female</text:p>
          </table:table-cell>
          <table:table-cell office:value-type="float" office:value="20.4">
            <text:p>20.4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table:formula="of:=[.E121]*7" office:value-type="float" office:value="52.5">
            <text:p>52.5</text:p>
          </table:table-cell>
          <table:table-cell table:formula="of:=100*[.F121]/([.G121]+[.F121])" office:value-type="float" office:value="7.07964601769912">
            <text:p>7.0796460177</text:p>
          </table:table-cell>
          <table:table-cell office:value-type="string">
            <text:p>evening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float" office:value="22.5">
            <text:p>22.5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table:formula="of:=[.E122]*7" office:value-type="float" office:value="59.5">
            <text:p>59.5</text:p>
          </table:table-cell>
          <table:table-cell table:formula="of:=100*[.F122]/([.G122]+[.F122])" office:value-type="float" office:value="3.2520325203252">
            <text:p>3.2520325203</text:p>
          </table:table-cell>
          <table:table-cell office:value-type="string">
            <text:p>evening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string">
            <text:p>female</text:p>
          </table:table-cell>
          <table:table-cell office:value-type="float" office:value="26.3">
            <text:p>26.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23]*7" office:value-type="float" office:value="49">
            <text:p>49</text:p>
          </table:table-cell>
          <table:table-cell table:formula="of:=100*[.F123]/([.G123]+[.F123])" office:value-type="float" office:value="3.92156862745098">
            <text:p>3.9215686275</text:p>
          </table:table-cell>
          <table:table-cell office:value-type="string">
            <text:p>evening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122">
            <text:p>122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float" office:value="26.6">
            <text:p>26.6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formula="of:=[.E124]*7" office:value-type="float" office:value="49">
            <text:p>49</text:p>
          </table:table-cell>
          <table:table-cell table:formula="of:=100*[.F124]/([.G124]+[.F124])" office:value-type="float" office:value="2.97029702970297">
            <text:p>2.9702970297</text:p>
          </table:table-cell>
          <table:table-cell office:value-type="string">
            <text:p>evening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19.9">
            <text:p>19.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125]*7" office:value-type="float" office:value="49">
            <text:p>49</text:p>
          </table:table-cell>
          <table:table-cell table:formula="of:=100*[.F125]/([.G125]+[.F125])" office:value-type="float" office:value="5.76923076923077">
            <text:p>5.769230769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float" office:value="26.5">
            <text:p>26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126]*7" office:value-type="float" office:value="42">
            <text:p>42</text:p>
          </table:table-cell>
          <table:table-cell table:formula="of:=100*[.F126]/([.G126]+[.F126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float" office:value="35.1">
            <text:p>35.1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table:formula="of:=[.E127]*7" office:value-type="float" office:value="59.5">
            <text:p>59.5</text:p>
          </table:table-cell>
          <table:table-cell table:formula="of:=100*[.F127]/([.G127]+[.F127])" office:value-type="float" office:value="1.65289256198347">
            <text:p>1.65289256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friday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float" office:value="24.4">
            <text:p>24.4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table:formula="of:=[.E128]*7" office:value-type="float" office:value="59.5">
            <text:p>59.5</text:p>
          </table:table-cell>
          <table:table-cell table:formula="of:=100*[.F128]/([.G128]+[.F128])" office:value-type="float" office:value="1.65289256198347">
            <text:p>1.652892562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friday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float" office:value="25.7">
            <text:p>25.7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table:formula="of:=[.E129]*7" office:value-type="float" office:value="52.5">
            <text:p>52.5</text:p>
          </table:table-cell>
          <table:table-cell table:formula="of:=100*[.F129]/([.G129]+[.F129])" office:value-type="float" office:value="3.6697247706422">
            <text:p>3.6697247706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string">
            <text:p>female</text:p>
          </table:table-cell>
          <table:table-cell office:value-type="float" office:value="32.7">
            <text:p>32.7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table:formula="of:=[.E130]*7" office:value-type="float" office:value="52.5">
            <text:p>52.5</text:p>
          </table:table-cell>
          <table:table-cell table:formula="of:=100*[.F130]/([.G130]+[.F130])" office:value-type="float" office:value="7.07964601769912">
            <text:p>7.0796460177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1">
            <text:p>41</text:p>
          </table:table-cell>
          <table:table-cell office:value-type="string">
            <text:p>female</text:p>
          </table:table-cell>
          <table:table-cell office:value-type="float" office:value="22.3">
            <text:p>22.3</text:p>
          </table:table-cell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  <table:table-cell table:formula="of:=[.E131]*7" office:value-type="float" office:value="45.5">
            <text:p>45.5</text:p>
          </table:table-cell>
          <table:table-cell table:formula="of:=100*[.F131]/([.G131]+[.F131])" office:value-type="float" office:value="4.21052631578947">
            <text:p>4.2105263158</text:p>
          </table:table-cell>
          <table:table-cell office:value-type="string">
            <text:p>morning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float" office:value="22.4">
            <text:p>22.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132]*7" office:value-type="float" office:value="49">
            <text:p>49</text:p>
          </table:table-cell>
          <table:table-cell table:formula="of:=100*[.F132]/([.G132]+[.F132])" office:value-type="float" office:value="2">
            <text:p>2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float" office:value="25.8">
            <text:p>25.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E133]*7" office:value-type="float" office:value="42">
            <text:p>42</text:p>
          </table:table-cell>
          <table:table-cell table:formula="of:=100*[.F133]/([.G133]+[.F133])" office:value-type="float" office:value="8.69565217391304">
            <text:p>8.6956521739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float" office:value="25.8">
            <text:p>25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34]*7" office:value-type="float" office:value="56">
            <text:p>56</text:p>
          </table:table-cell>
          <table:table-cell table:formula="of:=100*[.F134]/([.G134]+[.F134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family memb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float" office:value="25.2">
            <text:p>25.2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formula="of:=[.E135]*7" office:value-type="float" office:value="49">
            <text:p>49</text:p>
          </table:table-cell>
          <table:table-cell table:formula="of:=100*[.F135]/([.G135]+[.F135])" office:value-type="float" office:value="2.97029702970297">
            <text:p>2.9702970297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">
            <text:p>45</text:p>
          </table:table-cell>
          <table:table-cell office:value-type="string">
            <text:p>female</text:p>
          </table:table-cell>
          <table:table-cell office:value-type="float" office:value="23.3">
            <text:p>23.3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table:formula="of:=[.E136]*7" office:value-type="float" office:value="42">
            <text:p>42</text:p>
          </table:table-cell>
          <table:table-cell table:formula="of:=100*[.F136]/([.G136]+[.F136])" office:value-type="float" office:value="7.69230769230769">
            <text:p>7.6923076923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formula="of:=[.E137]*7" office:value-type="float" office:value="49">
            <text:p>49</text:p>
          </table:table-cell>
          <table:table-cell table:formula="of:=100*[.F137]/([.G137]+[.F137])" office:value-type="float" office:value="6.66666666666667">
            <text:p>6.6666666667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float" office:value="27.7">
            <text:p>27.7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formula="of:=[.E138]*7" office:value-type="float" office:value="49">
            <text:p>49</text:p>
          </table:table-cell>
          <table:table-cell table:formula="of:=100*[.F138]/([.G138]+[.F138])" office:value-type="float" office:value="2.97029702970297">
            <text:p>2.9702970297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float" office:value="27.2">
            <text:p>27.2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formula="of:=[.E139]*7" office:value-type="float" office:value="49">
            <text:p>49</text:p>
          </table:table-cell>
          <table:table-cell table:formula="of:=100*[.F139]/([.G139]+[.F139])" office:value-type="float" office:value="10.0917431192661">
            <text:p>10.0917431193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float" office:value="23.4">
            <text:p>23.4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table:formula="of:=[.E140]*7" office:value-type="float" office:value="45.5">
            <text:p>45.5</text:p>
          </table:table-cell>
          <table:table-cell table:formula="of:=100*[.F140]/([.G140]+[.F140])" office:value-type="float" office:value="6.18556701030928">
            <text:p>6.1855670103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table:formula="of:=[.E141]*7" office:value-type="float" office:value="38.5">
            <text:p>38.5</text:p>
          </table:table-cell>
          <table:table-cell table:formula="of:=100*[.F141]/([.G141]+[.F141])" office:value-type="float" office:value="7.2289156626506">
            <text:p>7.2289156627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E142]*7" office:value-type="float" office:value="70">
            <text:p>70</text:p>
          </table:table-cell>
          <table:table-cell table:formula="of:=100*[.F142]/([.G142]+[.F142])" office:value-type="float" office:value="4.10958904109589">
            <text:p>4.1095890411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full</text:p>
          </table:table-cell>
          <table:table-cell office:value-type="string">
            <text:p>bag ful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float" office:value="24.9">
            <text:p>24.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43]*7" office:value-type="float" office:value="56">
            <text:p>56</text:p>
          </table:table-cell>
          <table:table-cell table:formula="of:=100*[.F143]/([.G143]+[.F143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family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float" office:value="24.4">
            <text:p>24.4</text:p>
          </table:table-cell>
          <table:table-cell table:number-columns-repeated="2" office:value-type="float" office:value="8">
            <text:p>8</text:p>
          </table:table-cell>
          <table:table-cell table:formula="of:=[.E144]*7" office:value-type="float" office:value="56">
            <text:p>56</text:p>
          </table:table-cell>
          <table:table-cell table:formula="of:=100*[.F144]/([.G144]+[.F144])" office:value-type="float" office:value="12.5">
            <text:p>12.5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6">
            <text:p>46</text:p>
          </table:table-cell>
          <table:table-cell office:value-type="string">
            <text:p>male</text:p>
          </table:table-cell>
          <table:table-cell office:value-type="float" office:value="25.4">
            <text:p>25.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E145]*7" office:value-type="float" office:value="49">
            <text:p>49</text:p>
          </table:table-cell>
          <table:table-cell table:formula="of:=100*[.F145]/([.G145]+[.F145])" office:value-type="float" office:value="7.54716981132076">
            <text:p>7.5471698113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7">
            <text:p>47</text:p>
          </table:table-cell>
          <table:table-cell office:value-type="string">
            <text:p>female</text:p>
          </table:table-cell>
          <table:table-cell office:value-type="float" office:value="29.6">
            <text:p>29.6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table:formula="of:=[.E146]*7" office:value-type="float" office:value="52.5">
            <text:p>52.5</text:p>
          </table:table-cell>
          <table:table-cell table:formula="of:=100*[.F146]/([.G146]+[.F146])" office:value-type="float" office:value="11.7647058823529">
            <text:p>11.7647058824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float" office:value="21.2">
            <text:p>21.2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formula="of:=[.E147]*7" office:value-type="float" office:value="49">
            <text:p>49</text:p>
          </table:table-cell>
          <table:table-cell table:formula="of:=100*[.F147]/([.G147]+[.F147])" office:value-type="float" office:value="4.85436893203883">
            <text:p>4.854368932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8">
            <text:p>58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148]*7" office:value-type="float" office:value="42">
            <text:p>42</text:p>
          </table:table-cell>
          <table:table-cell table:formula="of:=100*[.F148]/([.G148]+[.F148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float" office:value="21.8">
            <text:p>21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49]*7" office:value-type="float" office:value="56">
            <text:p>56</text:p>
          </table:table-cell>
          <table:table-cell table:formula="of:=100*[.F149]/([.G149]+[.F149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3">
            <text:p>33</text:p>
          </table:table-cell>
          <table:table-cell office:value-type="string">
            <text:p>female</text:p>
          </table:table-cell>
          <table:table-cell office:value-type="float" office:value="20.1">
            <text:p>20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E150]*7" office:value-type="float" office:value="49">
            <text:p>49</text:p>
          </table:table-cell>
          <table:table-cell table:formula="of:=100*[.F150]/([.G150]+[.F150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saturday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151]*7" office:value-type="float" office:value="56">
            <text:p>56</text:p>
          </table:table-cell>
          <table:table-cell table:formula="of:=100*[.F151]/([.G151]+[.F151])" office:value-type="float" office:value="6.66666666666667">
            <text:p>6.6666666667</text:p>
          </table:table-cell>
          <table:table-cell office:value-type="string">
            <text:p>morning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52]*7" office:value-type="float" office:value="49">
            <text:p>49</text:p>
          </table:table-cell>
          <table:table-cell table:formula="of:=100*[.F152]/([.G152]+[.F152])" office:value-type="float" office:value="3.92156862745098">
            <text:p>3.9215686275</text:p>
          </table:table-cell>
          <table:table-cell office:value-type="string">
            <text:p>morning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36">
            <text:p>36</text:p>
          </table:table-cell>
          <table:table-cell office:value-type="string">
            <text:p>female</text:p>
          </table:table-cell>
          <table:table-cell office:value-type="float" office:value="22.4">
            <text:p>22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53]*7" office:value-type="float" office:value="56">
            <text:p>56</text:p>
          </table:table-cell>
          <table:table-cell table:formula="of:=100*[.F153]/([.G153]+[.F153])" office:value-type="float" office:value="0">
            <text:p>0</text:p>
          </table:table-cell>
          <table:table-cell office:value-type="string">
            <text:p>morning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float" office:value="21.9">
            <text:p>21.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E154]*7" office:value-type="float" office:value="70">
            <text:p>70</text:p>
          </table:table-cell>
          <table:table-cell table:formula="of:=100*[.F154]/([.G154]+[.F154])" office:value-type="float" office:value="9.09090909090909">
            <text:p>9.0909090909</text:p>
          </table:table-cell>
          <table:table-cell office:value-type="string">
            <text:p>noon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155]*7" office:value-type="float" office:value="70">
            <text:p>70</text:p>
          </table:table-cell>
          <table:table-cell table:formula="of:=100*[.F155]/([.G155]+[.F155])" office:value-type="float" office:value="1.40845070422535">
            <text:p>1.4084507042</text:p>
          </table:table-cell>
          <table:table-cell office:value-type="string">
            <text:p>noon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office:value-type="string">
            <text:p>male</text:p>
          </table:table-cell>
          <table:table-cell office:value-type="float" office:value="23.5">
            <text:p>23.5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formula="of:=[.E156]*7" office:value-type="float" office:value="49">
            <text:p>49</text:p>
          </table:table-cell>
          <table:table-cell table:formula="of:=100*[.F156]/([.G156]+[.F156])" office:value-type="float" office:value="6.66666666666667">
            <text:p>6.6666666667</text:p>
          </table:table-cell>
          <table:table-cell office:value-type="string">
            <text:p>noon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little child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float" office:value="23.3">
            <text:p>23.3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table:formula="of:=[.E157]*7" office:value-type="float" office:value="66.5">
            <text:p>66.5</text:p>
          </table:table-cell>
          <table:table-cell table:formula="of:=100*[.F157]/([.G157]+[.F157])" office:value-type="float" office:value="5">
            <text:p>5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heavy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22">
            <text:p>12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7">
            <text:p>57</text:p>
          </table:table-cell>
          <table:table-cell office:value-type="string">
            <text:p>female</text:p>
          </table:table-cell>
          <table:table-cell office:value-type="float" office:value="25.7">
            <text:p>25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E158]*7" office:value-type="float" office:value="42">
            <text:p>42</text:p>
          </table:table-cell>
          <table:table-cell table:formula="of:=100*[.F158]/([.G158]+[.F158])" office:value-type="float" office:value="0">
            <text:p>0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float" office:value="25.2">
            <text:p>25.2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formula="of:=[.E159]*7" office:value-type="float" office:value="56">
            <text:p>56</text:p>
          </table:table-cell>
          <table:table-cell table:formula="of:=100*[.F159]/([.G159]+[.F159])" office:value-type="float" office:value="2.60869565217391">
            <text:p>2.6086956522</text:p>
          </table:table-cell>
          <table:table-cell office:value-type="string">
            <text:p>noon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table:number-columns-repeated="2" office:value-type="string">
            <text:p>normal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87">
            <text:p>87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float" office:value="30.9">
            <text:p>30.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160]*7" office:value-type="float" office:value="49">
            <text:p>49</text:p>
          </table:table-cell>
          <table:table-cell table:formula="of:=100*[.F160]/([.G160]+[.F160])" office:value-type="float" office:value="2">
            <text:p>2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36">
            <text:p>36</text:p>
          </table:table-cell>
          <table:table-cell office:value-type="string">
            <text:p>male</text:p>
          </table:table-cell>
          <table:table-cell office:value-type="float" office:value="25.3">
            <text:p>25.3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table:formula="of:=[.E161]*7" office:value-type="float" office:value="42">
            <text:p>42</text:p>
          </table:table-cell>
          <table:table-cell table:formula="of:=100*[.F161]/([.G161]+[.F161])" office:value-type="float" office:value="11.5789473684211">
            <text:p>11.5789473684</text:p>
          </table:table-cell>
          <table:table-cell office:value-type="string">
            <text:p>noon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float" office:value="23.4">
            <text:p>23.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E162]*7" office:value-type="float" office:value="35">
            <text:p>35</text:p>
          </table:table-cell>
          <table:table-cell table:formula="of:=100*[.F162]/([.G162]+[.F162])" office:value-type="float" office:value="0">
            <text:p>0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6">
            <text:p>6</text:p>
          </table:table-cell>
          <table:table-cell table:formula="of:=[.E163]*7" office:value-type="float" office:value="42">
            <text:p>42</text:p>
          </table:table-cell>
          <table:table-cell table:formula="of:=100*[.F163]/([.G163]+[.F163])" office:value-type="float" office:value="12.5">
            <text:p>12.5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o</text:p>
          </table:table-cell>
          <table:table-cell office:value-type="string">
            <text:p>regularly</text:p>
          </table:table-cell>
          <table:table-cell office:value-type="string">
            <text:p>normal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55">
            <text:p>55</text:p>
          </table:table-cell>
          <table:table-cell office:value-type="string">
            <text:p>female</text:p>
          </table:table-cell>
          <table:table-cell office:value-type="float" office:value="29.5">
            <text:p>29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164]*7" office:value-type="float" office:value="49">
            <text:p>49</text:p>
          </table:table-cell>
          <table:table-cell table:formula="of:=100*[.F164]/([.G164]+[.F164])" office:value-type="float" office:value="3.92156862745098">
            <text:p>3.9215686275</text:p>
          </table:table-cell>
          <table:table-cell office:value-type="string">
            <text:p>evening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family member</text:p>
          </table:table-cell>
          <table:table-cell office:value-type="string">
            <text:p>seldom</text:p>
          </table:table-cell>
          <table:table-cell office:value-type="string">
            <text:p>free</text:p>
          </table:table-cell>
          <table:table-cell office:value-type="string">
            <text:p>less</text:p>
          </table:table-cell>
          <table:table-cell/>
          <table:table-cell office:value-type="string">
            <text:p>monday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float" office:value="35.7">
            <text:p>35.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E165]*7" office:value-type="float" office:value="63">
            <text:p>63</text:p>
          </table:table-cell>
          <table:table-cell table:formula="of:=100*[.F165]/([.G165]+[.F165])" office:value-type="float" office:value="11.2676056338028">
            <text:p>11.2676056338</text:p>
          </table:table-cell>
          <table:table-cell office:value-type="string">
            <text:p>evening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66]*7" office:value-type="float" office:value="56">
            <text:p>56</text:p>
          </table:table-cell>
          <table:table-cell table:formula="of:=100*[.F166]/([.G166]+[.F166])" office:value-type="float" office:value="1.75438596491228">
            <text:p>1.7543859649</text:p>
          </table:table-cell>
          <table:table-cell office:value-type="string">
            <text:p>evening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life partner</text:p>
          </table:table-cell>
          <table:table-cell office:value-type="string">
            <text:p>seldom</text:p>
          </table:table-cell>
          <table:table-cell office:value-type="string">
            <text:p>normal</text:p>
          </table:table-cell>
          <table:table-cell office:value-type="string">
            <text:p>bag full</text:p>
          </table:table-cell>
          <table:table-cell/>
          <table:table-cell office:value-type="string">
            <text:p>saturday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409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Data Dictionary" table:style-name="ta1" table:print="false">
        <table:table-column table:style-name="co28" table:default-cell-style-name="Default"/>
        <table:table-column table:style-name="co29" table:default-cell-style-name="ce2"/>
        <table:table-column table:style-name="co30" table:default-cell-style-name="ce2"/>
        <table:table-column table:style-name="co2" table:number-columns-repeated="1021" table:default-cell-style-name="Default"/>
        <table:table-row table:style-name="ro2">
          <table:table-cell table:style-name="ce5"/>
          <table:table-cell table:style-name="ce3" table:number-columns-repeated="2"/>
          <table:table-cell table:style-name="ce5" table:number-columns-repeated="1021"/>
        </table:table-row>
        <table:table-row table:style-name="ro2">
          <table:table-cell table:style-name="ce5"/>
          <table:table-cell table:style-name="ce6" office:value-type="string">
            <text:p>Column Name</text:p>
          </table:table-cell>
          <table:table-cell table:style-name="ce6" office:value-type="string">
            <text:p>Definition</text:p>
          </table:table-cell>
          <table:table-cell table:style-name="ce5" table:number-columns-repeated="1021"/>
        </table:table-row>
        <table:table-row table:style-name="ro3">
          <table:table-cell/>
          <table:table-cell table:style-name="ce7" office:value-type="string">
            <text:p>Id</text:p>
          </table:table-cell>
          <table:table-cell table:style-name="ce9" office:value-type="string">
            <text:p>Customer ID </text:p>
            <text:p>(1, 2, …., 168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age</text:p>
          </table:table-cell>
          <table:table-cell table:style-name="ce9" office:value-type="string">
            <text:p>Customer Age </text:p>
            <text:p>(Min: 18, Max: 72)</text:p>
          </table:table-cell>
          <table:table-cell/>
          <table:table-cell table:style-name="ce11"/>
          <table:table-cell table:number-columns-repeated="1019"/>
        </table:table-row>
        <table:table-row table:style-name="ro3">
          <table:table-cell/>
          <table:table-cell table:style-name="ce7" office:value-type="string">
            <text:p>gender</text:p>
          </table:table-cell>
          <table:table-cell table:style-name="ce9" office:value-type="string">
            <text:p>Customer Gender </text:p>
            <text:p>(Female or male)</text:p>
          </table:table-cell>
          <table:table-cell/>
          <table:table-cell table:style-name="ce11"/>
          <table:table-cell table:number-columns-repeated="1019"/>
        </table:table-row>
        <table:table-row table:style-name="ro3">
          <table:table-cell/>
          <table:table-cell table:style-name="ce7" office:value-type="string">
            <text:p>BMI</text:p>
          </table:table-cell>
          <table:table-cell table:style-name="ce9" office:value-type="string">
            <text:p>Body Mass Index </text:p>
            <text:p>(Min: 16.6, Max: 37.6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leeping_time</text:p>
          </table:table-cell>
          <table:table-cell table:style-name="ce9" office:value-type="string">
            <text:p>Hours of sleep a day </text:p>
            <text:p>(Min: 3, Max: 12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porting_activity_(h/week)</text:p>
          </table:table-cell>
          <table:table-cell table:style-name="ce9" office:value-type="string">
            <text:p>Weekly sporting activity in hours </text:p>
            <text:p>(Min: 0, Max: 14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daytime</text:p>
          </table:table-cell>
          <table:table-cell table:style-name="ce9" office:value-type="string">
            <text:p>Preferred daytime for activity </text:p>
            <text:p>(Evening, morning or noon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outdoor_temperature</text:p>
          </table:table-cell>
          <table:table-cell table:style-name="ce9" office:value-type="string">
            <text:p>Temperature of outdoor </text:p>
            <text:p>(Min: 12, Max: 28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hopping_cart</text:p>
          </table:table-cell>
          <table:table-cell table:style-name="ce9" office:value-type="string">
            <text:p>Shopping Chart Available </text:p>
            <text:p>(Yes, No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attendants</text:p>
          </table:table-cell>
          <table:table-cell table:style-name="ce9" office:value-type="string">
            <text:p>With whom customer attends for shopping </text:p>
            <text:p>(Family, family member, life partner, little child or no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hopping_frequency</text:p>
          </table:table-cell>
          <table:table-cell table:style-name="ce9" office:value-type="string">
            <text:p>Frequency of shopping </text:p>
            <text:p>(Regularly or seldom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cash_point</text:p>
          </table:table-cell>
          <table:table-cell table:style-name="ce9" office:value-type="string">
            <text:p>(Free, full, normal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hopping_amount</text:p>
          </table:table-cell>
          <table:table-cell table:style-name="ce9" office:value-type="string">
            <text:p>Amount of shopping </text:p>
            <text:p>(Bag full, heavy, less, normal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weekday</text:p>
          </table:table-cell>
          <table:table-cell table:style-name="ce9" office:value-type="string">
            <text:p>Weekday of shopping </text:p>
            <text:p>(Monday, Tuesday, Wednesday, Thursday, Friday, Saturday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smoking</text:p>
          </table:table-cell>
          <table:table-cell table:style-name="ce9" office:value-type="string">
            <text:p>Smoking habit </text:p>
            <text:p>(1 or 0)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ex_max</text:p>
          </table:table-cell>
          <table:table-cell table:style-name="ce10" office:value-type="string">
            <text:p>I dont know what this variable means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ex_min</text:p>
          </table:table-cell>
          <table:table-cell table:style-name="ce10" office:value-type="string">
            <text:p>I dont know what this variable mean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hr_max</text:p>
          </table:table-cell>
          <table:table-cell table:style-name="ce9" office:value-type="string">
            <text:p>Maximum heart rate </text:p>
            <text:p>(Min: 80, Max: 163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max_time</text:p>
          </table:table-cell>
          <table:table-cell table:style-name="ce9" office:value-type="string">
            <text:p>Maximum time (in minutes) of shopping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hr_min</text:p>
          </table:table-cell>
          <table:table-cell table:style-name="ce9" office:value-type="string">
            <text:p>Minimum heart rate </text:p>
            <text:p>(min: 43, Max: 88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min_time</text:p>
          </table:table-cell>
          <table:table-cell table:style-name="ce9" office:value-type="string">
            <text:p>Minimum time (in minutes) of shopping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shopping duration (in minutes)</text:p>
          </table:table-cell>
          <table:table-cell table:style-name="ce9" office:value-type="string">
            <text:p>Shopping Duration (In minutes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reaching HRmax</text:p>
          </table:table-cell>
          <table:table-cell table:style-name="ce9" office:value-type="string">
            <text:p>Heart rate max is reached or not</text:p>
            <text:p>(1 or 0)</text:p>
          </table:table-cell>
          <table:table-cell table:number-columns-repeated="102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ap Sheet" table:style-name="ta1" table:print="false"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ce14"/>
        <table:table-column table:style-name="co2" table:number-columns-repeated="3" table:default-cell-style-name="ce14"/>
        <table:table-row table:style-name="ro2">
          <table:table-cell table:number-columns-repeated="3"/>
          <table:table-cell table:style-name="ce12" office:value-type="string" table:number-columns-spanned="4" table:number-rows-spanned="1">
            <text:p>shopping_amount</text:p>
          </table:table-cell>
          <table:covered-table-cell table:number-columns-repeated="3"/>
        </table:table-row>
        <table:table-row table:style-name="ro2">
          <table:table-cell table:number-columns-repeated="3"/>
          <table:table-cell office:value-type="string">
            <text:p>Less 1</text:p>
          </table:table-cell>
          <table:table-cell office:value-type="string">
            <text:p>Normal 2</text:p>
          </table:table-cell>
          <table:table-cell office:value-type="string">
            <text:p>Bag full 3</text:p>
          </table:table-cell>
          <table:table-cell office:value-type="string">
            <text:p>Heavy 4</text:p>
          </table:table-cell>
        </table:table-row>
        <table:table-row table:style-name="ro2">
          <table:table-cell/>
          <table:table-cell table:style-name="ce12" office:value-type="string" table:number-columns-spanned="1" table:number-rows-spanned="2">
            <text:p>shopping_frequency</text:p>
            <text:p/>
          </table:table-cell>
          <table:table-cell table:style-name="ce13" office:value-type="string">
            <text:p>Seldom 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covered-table-cell table:style-name="ce13"/>
          <table:table-cell table:style-name="ce13" office:value-type="string">
            <text:p>Regularly 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</table:table>
      <table:table table:name="Age" table:style-name="ta1" table:print="false">
        <table:table-column table:style-name="co33" table:default-cell-style-name="Default"/>
        <table:table-column table:style-name="co34" table:default-cell-style-name="ce17"/>
        <table:table-column table:style-name="co35" table:number-columns-repeated="5" table:default-cell-style-name="Default"/>
        <table:table-column table:style-name="co36" table:default-cell-style-name="Default"/>
        <table:table-column table:style-name="co2" table:number-columns-repeated="34" table:default-cell-style-name="Default"/>
        <table:table-row table:style-name="ro2">
          <table:table-cell/>
          <table:table-cell table:style-name="Default"/>
          <table:table-cell table:number-columns-repeated="40"/>
        </table:table-row>
        <table:table-row table:style-name="ro2">
          <table:table-cell table:style-name="ce12" office:value-type="string" table:number-columns-spanned="2" table:number-rows-spanned="1">
            <text:p>age statistics</text:p>
          </table:table-cell>
          <table:covered-table-cell table:style-name="ce2"/>
          <table:table-cell table:number-columns-repeated="40"/>
        </table:table-row>
        <table:table-row table:style-name="ro2">
          <table:table-cell table:style-name="ce13" office:value-type="string">
            <text:p>count</text:p>
          </table:table-cell>
          <table:table-cell table:style-name="ce9" office:value-type="float" office:value="165">
            <text:p>165</text:p>
          </table:table-cell>
          <table:table-cell table:number-columns-repeated="8"/>
          <table:table-cell>
            <draw:frame table:end-cell-address="Age.S35" table:end-x="0.239in" table:end-y="0.178in" draw:z-index="0" draw:name="Graphics 1" draw:style-name="gr1" draw:text-style-name="P1" svg:width="7.2583in" svg:height="5.8677in" svg:x="0.0929in" svg:y="0in">
              <draw:image xlink:href="Pictures/200000070000791900003C6C4FEB6287.svm" xlink:type="simple" xlink:show="embed" xlink:actuate="onLoad">
                <text:p/>
              </draw:image>
            </draw:frame>
          </table:table-cell>
          <table:table-cell table:number-columns-repeated="31"/>
        </table:table-row>
        <table:table-row table:style-name="ro2">
          <table:table-cell table:style-name="ce13" office:value-type="string">
            <text:p>mean</text:p>
          </table:table-cell>
          <table:table-cell table:style-name="ce9" office:value-type="float" office:value="40.278788">
            <text:p>40.278788</text:p>
          </table:table-cell>
          <table:table-cell table:number-columns-repeated="40"/>
        </table:table-row>
        <table:table-row table:style-name="ro2">
          <table:table-cell table:style-name="ce13" office:value-type="string">
            <text:p>std</text:p>
          </table:table-cell>
          <table:table-cell table:style-name="ce9" office:value-type="float" office:value="14.241638">
            <text:p>14.241638</text:p>
          </table:table-cell>
          <table:table-cell table:number-columns-repeated="40"/>
        </table:table-row>
        <table:table-row table:style-name="ro2">
          <table:table-cell table:style-name="ce13" office:value-type="string">
            <text:p>min</text:p>
          </table:table-cell>
          <table:table-cell table:style-name="ce9" office:value-type="float" office:value="18">
            <text:p>18</text:p>
          </table:table-cell>
          <table:table-cell table:number-columns-repeated="40"/>
        </table:table-row>
        <table:table-row table:style-name="ro2">
          <table:table-cell table:style-name="ce13" office:value-type="string">
            <text:p>25%</text:p>
          </table:table-cell>
          <table:table-cell table:style-name="ce9" office:value-type="float" office:value="29">
            <text:p>29</text:p>
          </table:table-cell>
          <table:table-cell table:number-columns-repeated="40"/>
        </table:table-row>
        <table:table-row table:style-name="ro2">
          <table:table-cell table:style-name="ce13" office:value-type="string">
            <text:p>50%</text:p>
          </table:table-cell>
          <table:table-cell table:style-name="ce9" office:value-type="float" office:value="40">
            <text:p>40</text:p>
          </table:table-cell>
          <table:table-cell table:number-columns-repeated="40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52">
            <text:p>52</text:p>
          </table:table-cell>
          <table:table-cell table:number-columns-repeated="40"/>
        </table:table-row>
        <table:table-row table:style-name="ro2">
          <table:table-cell table:style-name="ce13" office:value-type="string">
            <text:p>max</text:p>
          </table:table-cell>
          <table:table-cell table:style-name="ce9" office:value-type="float" office:value="72">
            <text:p>72</text:p>
          </table:table-cell>
          <table:table-cell table:number-columns-repeated="40"/>
        </table:table-row>
        <table:table-row table:style-name="ro2" table:number-rows-repeated="3">
          <table:table-cell/>
          <table:table-cell table:style-name="Default"/>
          <table:table-cell table:number-columns-repeated="40"/>
        </table:table-row>
        <table:table-row table:style-name="ro2">
          <table:table-cell/>
          <table:table-cell office:value-type="string">
            <text:p>age_groups/attendants</text:p>
          </table:table-cell>
          <table:table-cell table:style-name="ce12" office:value-type="string">
            <text:p>18-26</text:p>
          </table:table-cell>
          <table:table-cell table:style-name="ce12" office:value-type="string">
            <text:p>27-35</text:p>
          </table:table-cell>
          <table:table-cell table:style-name="ce12" office:value-type="string">
            <text:p>36-44</text:p>
          </table:table-cell>
          <table:table-cell table:style-name="ce12" office:value-type="string">
            <text:p>45-53</text:p>
          </table:table-cell>
          <table:table-cell table:style-name="ce12" office:value-type="string">
            <text:p>54-62</text:p>
          </table:table-cell>
          <table:table-cell table:style-name="ce12" office:value-type="string">
            <text:p>63+</text:p>
          </table:table-cell>
          <table:table-cell table:style-name="ce21" office:value-type="string">
            <text:p>Ratio based on attendants</text:p>
          </table:table-cell>
          <table:table-cell table:number-columns-repeated="33"/>
        </table:table-row>
        <table:table-row table:style-name="ro2">
          <table:table-cell/>
          <table:table-cell office:value-type="string">
            <text:p>family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18" table:formula="of:=SUM([.C15:.H15])/165" office:value-type="percentage" office:value="0.0787878787878788">
            <text:p>7.88%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amily member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8" table:formula="of:=SUM([.C16:.H16])/165" office:value-type="percentage" office:value="0.0909090909090909">
            <text:p>9.09%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fe partner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22" table:formula="of:=SUM([.C17:.H17])/165" office:value-type="percentage" office:value="0.321212121212121">
            <text:p>32.12%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ittle child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8" table:formula="of:=SUM([.C18:.H18])/165" office:value-type="percentage" office:value="0.0363636363636364">
            <text:p>3.64%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5">
            <text:p>5</text:p>
          </table:table-cell>
          <table:table-cell table:style-name="ce22" table:formula="of:=SUM([.C19:.H19])/165" office:value-type="percentage" office:value="0.472727272727273">
            <text:p>47.27%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Sum</text:p>
          </table:table-cell>
          <table:table-cell table:style-name="ce6" table:formula="of:=SUM([.C15:.C19])" office:value-type="float" office:value="40">
            <text:p>40</text:p>
          </table:table-cell>
          <table:table-cell table:style-name="ce6" table:formula="of:=SUM([.D15:.D19])" office:value-type="float" office:value="37">
            <text:p>37</text:p>
          </table:table-cell>
          <table:table-cell table:style-name="ce6" table:formula="of:=SUM([.E15:.E19])" office:value-type="float" office:value="30">
            <text:p>30</text:p>
          </table:table-cell>
          <table:table-cell table:style-name="ce6" table:formula="of:=SUM([.F15:.F19])" office:value-type="float" office:value="22">
            <text:p>22</text:p>
          </table:table-cell>
          <table:table-cell table:style-name="ce6" table:formula="of:=SUM([.G15:.G19])" office:value-type="float" office:value="26">
            <text:p>26</text:p>
          </table:table-cell>
          <table:table-cell table:style-name="ce6" table:formula="of:=SUM([.H15:.H19])" office:value-type="float" office:value="10">
            <text:p>10</text:p>
          </table:table-cell>
          <table:table-cell table:style-name="ce23"/>
          <table:table-cell table:number-columns-repeated="33"/>
        </table:table-row>
        <table:table-row table:style-name="ro2">
          <table:table-cell/>
          <table:table-cell office:value-type="string">
            <text:p>Ratio</text:p>
          </table:table-cell>
          <table:table-cell table:style-name="ce18" table:formula="of:=[.C20]/165" office:value-type="percentage" office:value="0.242424242424242">
            <text:p>24.24%</text:p>
          </table:table-cell>
          <table:table-cell table:style-name="ce18" table:formula="of:=[.D20]/165" office:value-type="percentage" office:value="0.224242424242424">
            <text:p>22.42%</text:p>
          </table:table-cell>
          <table:table-cell table:style-name="ce18" table:formula="of:=[.E20]/165" office:value-type="percentage" office:value="0.181818181818182">
            <text:p>18.18%</text:p>
          </table:table-cell>
          <table:table-cell table:style-name="ce18" table:formula="of:=[.F20]/165" office:value-type="percentage" office:value="0.133333333333333">
            <text:p>13.33%</text:p>
          </table:table-cell>
          <table:table-cell table:style-name="ce18" table:formula="of:=[.G20]/165" office:value-type="percentage" office:value="0.157575757575758">
            <text:p>15.76%</text:p>
          </table:table-cell>
          <table:table-cell table:style-name="ce18" table:formula="of:=[.H20]/165" office:value-type="percentage" office:value="0.0606060606060606">
            <text:p>6.06%</text:p>
          </table:table-cell>
          <table:table-cell table:number-columns-repeated="34"/>
        </table:table-row>
        <table:table-row table:style-name="ro2" table:number-rows-repeated="5">
          <table:table-cell/>
          <table:table-cell table:style-name="Default"/>
          <table:table-cell table:number-columns-repeated="40"/>
        </table:table-row>
        <table:table-row table:style-name="ro2">
          <table:table-cell/>
          <table:table-cell office:value-type="string">
            <text:p>age_groups/attendants</text:p>
          </table:table-cell>
          <table:table-cell table:style-name="ce12" office:value-type="string">
            <text:p>18-26</text:p>
          </table:table-cell>
          <table:table-cell table:style-name="ce12" office:value-type="string">
            <text:p>27-35</text:p>
          </table:table-cell>
          <table:table-cell table:style-name="ce12" office:value-type="string">
            <text:p>36-44</text:p>
          </table:table-cell>
          <table:table-cell table:style-name="ce12" office:value-type="string">
            <text:p>45-53</text:p>
          </table:table-cell>
          <table:table-cell table:style-name="ce12" office:value-type="string">
            <text:p>54-62</text:p>
          </table:table-cell>
          <table:table-cell table:style-name="ce12" office:value-type="string">
            <text:p>63+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family</text:p>
          </table:table-cell>
          <table:table-cell table:style-name="ce19" table:formula="of:=[.C15]/SUM([.C15:.C19])" office:value-type="percentage" office:value="0.125">
            <text:p>12.5%</text:p>
          </table:table-cell>
          <table:table-cell table:style-name="ce19" table:formula="of:=[.D15]/SUM([.D15:.D19])" office:value-type="percentage" office:value="0.108108108108108">
            <text:p>10.8%</text:p>
          </table:table-cell>
          <table:table-cell table:style-name="ce19" table:formula="of:=[.E15]/SUM([.E15:.E19])" office:value-type="percentage" office:value="0.0666666666666667">
            <text:p>6.7%</text:p>
          </table:table-cell>
          <table:table-cell table:style-name="ce19" table:formula="of:=[.F15]/SUM([.F15:.F19])" office:value-type="percentage" office:value="0.0909090909090909">
            <text:p>9.1%</text:p>
          </table:table-cell>
          <table:table-cell table:style-name="ce19" table:formula="of:=[.G15]/SUM([.G15:.G19])" office:value-type="percentage" office:value="0">
            <text:p>0.0%</text:p>
          </table:table-cell>
          <table:table-cell table:style-name="ce19" table:formula="of:=[.H15]/SUM([.H15:.H19])" office:value-type="percentage" office:value="0">
            <text:p>0.0%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family member</text:p>
          </table:table-cell>
          <table:table-cell table:style-name="ce19" table:formula="of:=[.C16]/SUM([.C15:.C19])" office:value-type="percentage" office:value="0.15">
            <text:p>15.0%</text:p>
          </table:table-cell>
          <table:table-cell table:style-name="ce19" table:formula="of:=[.D16]/SUM([.D15:.D19])" office:value-type="percentage" office:value="0.0540540540540541">
            <text:p>5.4%</text:p>
          </table:table-cell>
          <table:table-cell table:style-name="ce19" table:formula="of:=[.E16]/SUM([.E15:.E19])" office:value-type="percentage" office:value="0">
            <text:p>0.0%</text:p>
          </table:table-cell>
          <table:table-cell table:style-name="ce19" table:formula="of:=[.F16]/SUM([.F15:.F19])" office:value-type="percentage" office:value="0.0909090909090909">
            <text:p>9.1%</text:p>
          </table:table-cell>
          <table:table-cell table:style-name="ce19" table:formula="of:=[.G16]/SUM([.G15:.G19])" office:value-type="percentage" office:value="0.153846153846154">
            <text:p>15.4%</text:p>
          </table:table-cell>
          <table:table-cell table:style-name="ce19" table:formula="of:=[.H16]/SUM([.H15:.H19])" office:value-type="percentage" office:value="0.1">
            <text:p>10.0%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life partner</text:p>
          </table:table-cell>
          <table:table-cell table:style-name="ce20" table:formula="of:=[.C17]/SUM([.C15:.C19])" office:value-type="percentage" office:value="0.45">
            <text:p>45.0%</text:p>
          </table:table-cell>
          <table:table-cell table:style-name="ce20" table:formula="of:=[.D17]/SUM([.D15:.D19])" office:value-type="percentage" office:value="0.432432432432432">
            <text:p>43.2%</text:p>
          </table:table-cell>
          <table:table-cell table:style-name="ce19" table:formula="of:=[.E17]/SUM([.E15:.E19])" office:value-type="percentage" office:value="0.1">
            <text:p>10.0%</text:p>
          </table:table-cell>
          <table:table-cell table:style-name="ce20" table:formula="of:=[.F17]/SUM([.F15:.F19])" office:value-type="percentage" office:value="0.318181818181818">
            <text:p>31.8%</text:p>
          </table:table-cell>
          <table:table-cell table:style-name="ce19" table:formula="of:=[.G17]/SUM([.G15:.G19])" office:value-type="percentage" office:value="0.192307692307692">
            <text:p>19.2%</text:p>
          </table:table-cell>
          <table:table-cell table:style-name="ce20" table:formula="of:=[.H17]/SUM([.H15:.H19])" office:value-type="percentage" office:value="0.4">
            <text:p>40.0%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little child</text:p>
          </table:table-cell>
          <table:table-cell table:style-name="ce19" table:formula="of:=[.C18]/SUM([.C15:.C19])" office:value-type="percentage" office:value="0.025">
            <text:p>2.5%</text:p>
          </table:table-cell>
          <table:table-cell table:style-name="ce19" table:formula="of:=[.D18]/SUM([.D15:.D19])" office:value-type="percentage" office:value="0.0810810810810811">
            <text:p>8.1%</text:p>
          </table:table-cell>
          <table:table-cell table:style-name="ce19" table:formula="of:=[.E18]/SUM([.E15:.E19])" office:value-type="percentage" office:value="0.0333333333333333">
            <text:p>3.3%</text:p>
          </table:table-cell>
          <table:table-cell table:style-name="ce19" table:formula="of:=[.F18]/SUM([.F15:.F19])" office:value-type="percentage" office:value="0.0454545454545455">
            <text:p>4.5%</text:p>
          </table:table-cell>
          <table:table-cell table:style-name="ce19" table:formula="of:=[.G18]/SUM([.G15:.G19])" office:value-type="percentage" office:value="0">
            <text:p>0.0%</text:p>
          </table:table-cell>
          <table:table-cell table:style-name="ce19" table:formula="of:=[.H18]/SUM([.H15:.H19])" office:value-type="percentage" office:value="0">
            <text:p>0.0%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no</text:p>
          </table:table-cell>
          <table:table-cell table:style-name="ce20" table:formula="of:=[.C19]/SUM([.C15:.C19])" office:value-type="percentage" office:value="0.25">
            <text:p>25.0%</text:p>
          </table:table-cell>
          <table:table-cell table:style-name="ce20" table:formula="of:=[.D19]/SUM([.D15:.D19])" office:value-type="percentage" office:value="0.324324324324324">
            <text:p>32.4%</text:p>
          </table:table-cell>
          <table:table-cell table:style-name="ce20" table:formula="of:=[.E19]/SUM([.E15:.E19])" office:value-type="percentage" office:value="0.8">
            <text:p>80.0%</text:p>
          </table:table-cell>
          <table:table-cell table:style-name="ce20" table:formula="of:=[.F19]/SUM([.F15:.F19])" office:value-type="percentage" office:value="0.454545454545455">
            <text:p>45.5%</text:p>
          </table:table-cell>
          <table:table-cell table:style-name="ce20" table:formula="of:=[.G19]/SUM([.G15:.G19])" office:value-type="percentage" office:value="0.653846153846154">
            <text:p>65.4%</text:p>
          </table:table-cell>
          <table:table-cell table:style-name="ce20" table:formula="of:=[.H19]/SUM([.H15:.H19])" office:value-type="percentage" office:value="0.5">
            <text:p>50.0%</text:p>
          </table:table-cell>
          <table:table-cell table:number-columns-repeated="34"/>
        </table:table-row>
        <table:table-row table:style-name="ro2" table:number-rows-repeated="2">
          <table:table-cell/>
          <table:table-cell table:style-name="Default"/>
          <table:table-cell table:number-columns-repeated="40"/>
        </table:table-row>
        <table:table-row table:style-name="ro2">
          <table:table-cell/>
          <table:table-cell table:style-name="Default"/>
          <table:table-cell table:number-columns-repeated="2"/>
          <table:table-cell>
            <draw:frame table:end-cell-address="Age.J49" table:end-x="0.6197in" table:end-y="0.128in" draw:z-index="2" draw:name="Graphics 22" draw:style-name="gr1" draw:text-style-name="P1" svg:width="3.2004in" svg:height="2.5441in" svg:x="0.5681in" svg:y="0.0732in">
              <draw:image xlink:href="Pictures/2000000700003071000024417BFC7D3A.svm" xlink:type="simple" xlink:show="embed" xlink:actuate="onLoad">
                <text:p/>
              </draw:image>
            </draw:frame>
          </table:table-cell>
          <table:table-cell table:number-columns-repeated="37"/>
        </table:table-row>
        <table:table-row table:style-name="ro2">
          <table:table-cell>
            <draw:frame table:end-cell-address="Age.D50" table:end-x="0.4878in" table:end-y="0.0244in" draw:z-index="1" draw:name="Graphics 21" draw:style-name="gr1" draw:text-style-name="P1" svg:width="3.3665in" svg:height="2.4291in" svg:x="1.1075in" svg:y="0.0846in">
              <draw:image xlink:href="Pictures/20000007000030710000244186A566AA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40"/>
        </table:table-row>
      </table:table>
      <table:table table:name="BMI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10" table:default-cell-style-name="Default"/>
        <table:table-row table:style-name="ro2"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12" office:value-type="string" table:number-columns-spanned="2" table:number-rows-spanned="1">
            <text:p>BMI statistics</text:p>
          </table:table-cell>
          <table:covered-table-cell/>
          <table:table-cell>
            <draw:frame table:end-cell-address="BMI.K30" table:end-x="0.6587in" table:end-y="0.0555in" draw:z-index="0" draw:name="Graphics 2" draw:style-name="gr1" draw:text-style-name="P1" svg:width="7.0791in" svg:height="5.0413in" svg:x="0.6917in" svg:y="0.0004in">
              <draw:image xlink:href="Pictures/200000070000791900003C6CF8D8177A.svm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10"/>
        </table:table-row>
        <table:table-row table:style-name="ro2">
          <table:table-cell office:value-type="string">
            <text:p>mean</text:p>
          </table:table-cell>
          <table:table-cell office:value-type="float" office:value="25.183636">
            <text:p>25.183636</text:p>
          </table:table-cell>
          <table:table-cell table:number-columns-repeated="9"/>
          <table:table-cell table:style-name="ce24" office:value-type="string">
            <text:p>Outlier detection – do this for all variables 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float" office:value="4.217057">
            <text:p>4.217057</text:p>
          </table:table-cell>
          <table:table-cell table:number-columns-repeated="9"/>
          <table:table-cell office:value-type="string">
            <text:p><text:a xlink:href="https://www.kdnuggets.com/2018/12/four-techniques-outlier-detection.html">https://www.kdnuggets.com/2018/12/four-techniques-outlier-detection.html</text:a>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6.6">
            <text:p>16.6</text:p>
          </table:table-cell>
          <table:table-cell table:number-columns-repeated="10"/>
        </table:table-row>
        <table:table-row table:style-name="ro2">
          <table:table-cell office:value-type="string">
            <text:p>25%</text:p>
          </table:table-cell>
          <table:table-cell office:value-type="float" office:value="22.2">
            <text:p>22.2</text:p>
          </table:table-cell>
          <table:table-cell table:number-columns-repeated="10"/>
        </table:table-row>
        <table:table-row table:style-name="ro2">
          <table:table-cell office:value-type="string">
            <text:p>50%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27.7">
            <text:p>27.7</text:p>
          </table:table-cell>
          <table:table-cell table:number-columns-repeated="10"/>
        </table:table-row>
        <table:table-row table:style-name="ro2">
          <table:table-cell office:value-type="string">
            <text:p>max</text:p>
          </table:table-cell>
          <table:table-cell office:value-type="float" office:value="37.6">
            <text:p>37.6</text:p>
          </table:table-cell>
          <table:table-cell table:number-columns-repeated="10"/>
        </table:table-row>
      </table:table>
      <table:table table:name="Gender" table:style-name="ta1" table:print="false">
        <table:table-column table:style-name="co37" table:default-cell-style-name="ce13"/>
        <table:table-column table:style-name="co35" table:default-cell-style-name="ce9"/>
        <table:table-column table:style-name="co2" table:default-cell-style-name="Default"/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2" office:value-type="string" table:number-columns-spanned="2" table:number-rows-spanned="1">
            <text:p>gender statistics</text:p>
          </table:table-cell>
          <table:covered-table-cell table:style-name="ce2"/>
          <table:table-cell>
            <draw:frame table:end-cell-address="Gender.I24" table:end-x="0.6591in" table:end-y="0.1469in" draw:z-index="0" draw:name="Graphics 23" draw:style-name="gr1" draw:text-style-name="P1" svg:width="5.5315in" svg:height="4.0476in" svg:x="0.4614in" svg:y="0.011in">
              <draw:image xlink:href="Pictures/2000000700003071000024419FCAB417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uniqu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female</text:p>
          </table:table-cell>
          <table:table-cell/>
        </table:table-row>
        <table:table-row table:style-name="ro2">
          <table:table-cell office:value-type="string">
            <text:p>freq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25" office:value-type="string">
            <text:p>Female ratio</text:p>
          </table:table-cell>
          <table:table-cell table:style-name="ce25" table:formula="of:=[.B6]/165" office:value-type="percentage" office:value="0.533333333333333">
            <text:p>53.33%</text:p>
          </table:table-cell>
          <table:table-cell/>
        </table:table-row>
      </table:table>
      <table:table table:name="Sleeping_time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default-cell-style-name="Default"/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2" office:value-type="string" table:number-columns-spanned="2" table:number-rows-spanned="1">
            <text:p>sleeping_time statistics</text:p>
          </table:table-cell>
          <table:covered-table-cell table:style-name="ce2"/>
          <table:table-cell>
            <draw:frame table:end-cell-address="Sleeping_time.N31" table:end-x="0.7791in" table:end-y="0.0232in" draw:z-index="0" draw:name="Graphics 3" draw:style-name="gr1" draw:text-style-name="P1" svg:width="10.0646in" svg:height="5.148in" svg:x="0.4937in" svg:y="0.0315in">
              <draw:image xlink:href="Pictures/200000070000791900003C6C919562A1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7.230303">
            <text:p>7.230303</text:p>
          </table:table-cell>
          <table:table-cell/>
        </table:table-row>
        <table:table-row table:style-name="ro2">
          <table:table-cell office:value-type="string">
            <text:p>std</text:p>
          </table:table-cell>
          <table:table-cell office:value-type="float" office:value="1.345155">
            <text:p>1.345155</text:p>
          </table:table-cell>
          <table:table-cell/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25%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50%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float" office:value="12">
            <text:p>12</text:p>
          </table:table-cell>
          <table:table-cell/>
        </table:table-row>
      </table:table>
      <table:table table:name="Sporting_activity_h_week" table:style-name="ta1" table:print="false">
        <table:table-column table:style-name="co38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ce12" office:value-type="string" table:number-columns-spanned="2" table:number-rows-spanned="1">
            <text:p>sporting_activity_h_week statistics</text:p>
          </table:table-cell>
          <table:covered-table-cell table:style-name="ce2"/>
          <table:table-cell/>
          <table:table-cell>
            <draw:frame table:end-cell-address="Sporting_activity_h_week.K30" table:end-x="0.2319in" table:end-y="0.0106in" draw:z-index="0" draw:name="Graphics 4" draw:style-name="gr1" draw:text-style-name="P1" svg:width="6.4307in" svg:height="5.1146in" svg:x="0.0244in" svg:y="0.0524in">
              <draw:image xlink:href="Pictures/200000070000791900003C6C1657BA1F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office:value-type="float" office:value="2.857576">
            <text:p>2.857576</text:p>
          </table:table-cell>
          <table:table-cell table:number-columns-repeated="2"/>
        </table:table-row>
        <table:table-row table:style-name="ro2">
          <table:table-cell office:value-type="string">
            <text:p>std</text:p>
          </table:table-cell>
          <table:table-cell office:value-type="float" office:value="2.665158">
            <text:p>2.665158</text:p>
          </table:table-cell>
          <table:table-cell table:number-columns-repeated="2"/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25%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50%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max</text:p>
          </table:table-cell>
          <table:table-cell office:value-type="float" office:value="14">
            <text:p>14</text:p>
          </table:table-cell>
          <table:table-cell table:number-columns-repeated="2"/>
        </table:table-row>
      </table:table>
      <table:table table:name="Outdoor_temperature " table:style-name="ta1" table:print="false">
        <table:table-column table:style-name="co39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/>
          <table:table-cell>
            <draw:frame table:end-cell-address="'Outdoor_temperature '.M34" table:end-x="0.176in" table:end-y="0.1047in" draw:z-index="0" draw:name="Graphics 5" draw:style-name="gr1" draw:text-style-name="P1" svg:width="8.0012in" svg:height="5.8567in" svg:x="0.176in" svg:y="0.1154in">
              <draw:image xlink:href="Pictures/200000070000791900003C6CA3AD3C79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2" office:value-type="string" table:number-columns-spanned="2" table:number-rows-spanned="1">
            <text:p>outdoor_temperature statistics</text:p>
          </table:table-cell>
          <table:covered-table-cell table:style-name="ce2"/>
          <table:table-cell table:number-columns-repeated="2"/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office:value-type="float" office:value="21.090909">
            <text:p>21.090909</text:p>
          </table:table-cell>
          <table:table-cell table:number-columns-repeated="2"/>
        </table:table-row>
        <table:table-row table:style-name="ro2">
          <table:table-cell office:value-type="string">
            <text:p>std</text:p>
          </table:table-cell>
          <table:table-cell office:value-type="float" office:value="3.552426">
            <text:p>3.552426</text:p>
          </table:table-cell>
          <table:table-cell table:number-columns-repeated="2"/>
        </table:table-row>
        <table:table-row table:style-name="ro2">
          <table:table-cell office:value-type="string">
            <text:p>min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25%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50%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max</text:p>
          </table:table-cell>
          <table:table-cell office:value-type="float" office:value="28">
            <text:p>28</text:p>
          </table:table-cell>
          <table:table-cell table:number-columns-repeated="2"/>
        </table:table-row>
      </table:table>
      <table:table table:name="shopping_duration_In_minutes" table:style-name="ta1" table:print="false">
        <table:table-column table:style-name="co40" table:default-cell-style-name="Default"/>
        <table:table-column table:style-name="co2" table:number-columns-repeated="5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2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2">
          <table:table-cell table:number-columns-repeated="6"/>
          <table:table-cell>
            <draw:frame table:end-cell-address="shopping_duration_In_minutes.L20" table:end-x="0.848in" table:end-y="0.0819in" draw:z-index="0" draw:name="Graphics 6" draw:style-name="gr1" draw:text-style-name="P1" svg:width="5.0142in" svg:height="3.4598in" svg:x="0.1807in" svg:y="0in">
              <draw:image xlink:href="Pictures/200000070000791900003C6CB08E31BB.svm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>
          <table:table-cell table:style-name="ce12" office:value-type="string" table:number-columns-spanned="2" table:number-rows-spanned="1">
            <text:p>shopping_duration_In_minutes statistics</text:p>
          </table:table-cell>
          <table:covered-table-cell table:style-name="ce2"/>
          <table:table-cell table:number-columns-repeated="14"/>
        </table:table-row>
        <table:table-row table:style-name="ro2">
          <table:table-cell table:style-name="ce13" office:value-type="string">
            <text:p>count</text:p>
          </table:table-cell>
          <table:table-cell table:style-name="ce9" office:value-type="float" office:value="165">
            <text:p>165</text:p>
          </table:table-cell>
          <table:table-cell table:number-columns-repeated="14"/>
        </table:table-row>
        <table:table-row table:style-name="ro2">
          <table:table-cell table:style-name="ce13" office:value-type="string">
            <text:p>mean</text:p>
          </table:table-cell>
          <table:table-cell table:style-name="ce9" office:value-type="float" office:value="35.436364">
            <text:p>35.436364</text:p>
          </table:table-cell>
          <table:table-cell table:number-columns-repeated="14"/>
        </table:table-row>
        <table:table-row table:style-name="ro2">
          <table:table-cell table:style-name="ce13" office:value-type="string">
            <text:p>std</text:p>
          </table:table-cell>
          <table:table-cell table:style-name="ce9" office:value-type="float" office:value="19.25417">
            <text:p>19.25417</text:p>
          </table:table-cell>
          <table:table-cell table:number-columns-repeated="14"/>
        </table:table-row>
        <table:table-row table:style-name="ro2">
          <table:table-cell table:style-name="ce13" office:value-type="string">
            <text:p>min</text:p>
          </table:table-cell>
          <table:table-cell table:style-name="ce9" office:value-type="float" office:value="6">
            <text:p>6</text:p>
          </table:table-cell>
          <table:table-cell table:number-columns-repeated="14"/>
        </table:table-row>
        <table:table-row table:style-name="ro2">
          <table:table-cell table:style-name="ce13" office:value-type="string">
            <text:p>25%</text:p>
          </table:table-cell>
          <table:table-cell table:style-name="ce9" office:value-type="float" office:value="22">
            <text:p>22</text:p>
          </table:table-cell>
          <table:table-cell table:number-columns-repeated="14"/>
        </table:table-row>
        <table:table-row table:style-name="ro2">
          <table:table-cell table:style-name="ce13" office:value-type="string">
            <text:p>50%</text:p>
          </table:table-cell>
          <table:table-cell table:style-name="ce9" office:value-type="float" office:value="33">
            <text:p>33</text:p>
          </table:table-cell>
          <table:table-cell table:number-columns-repeated="11"/>
          <table:table-cell table:style-name="ce12" office:value-type="string">
            <text:p>shopping_dur_min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46">
            <text:p>46</text:p>
          </table:table-cell>
          <table:table-cell table:number-columns-repeated="11"/>
          <table:table-cell table:style-name="ce16" office:value-type="string">
            <text:p>06-28</text:p>
          </table:table-cell>
          <table:table-cell table:style-name="ce16" office:value-type="float" office:value="69">
            <text:p>69</text:p>
          </table:table-cell>
          <table:table-cell table:style-name="ce28" table:formula="of:=[.O9]/SUM([.O9:.O12])" office:value-type="percentage" office:value="0.418181818181818">
            <text:p>41.82%</text:p>
          </table:table-cell>
        </table:table-row>
        <table:table-row table:style-name="ro2">
          <table:table-cell table:style-name="ce13" office:value-type="string">
            <text:p>max</text:p>
          </table:table-cell>
          <table:table-cell table:style-name="ce9" office:value-type="float" office:value="98">
            <text:p>98</text:p>
          </table:table-cell>
          <table:table-cell table:number-columns-repeated="11"/>
          <table:table-cell table:style-name="ce16" office:value-type="string">
            <text:p>29-51</text:p>
          </table:table-cell>
          <table:table-cell table:style-name="ce16" office:value-type="float" office:value="69">
            <text:p>69</text:p>
          </table:table-cell>
          <table:table-cell table:style-name="ce28" table:formula="of:=[.O10]/SUM([.O9:.O12])" office:value-type="percentage" office:value="0.418181818181818">
            <text:p>41.82%</text:p>
          </table:table-cell>
        </table:table-row>
        <table:table-row table:style-name="ro2">
          <table:table-cell table:number-columns-repeated="13"/>
          <table:table-cell table:style-name="ce9" office:value-type="string">
            <text:p>52-74</text:p>
          </table:table-cell>
          <table:table-cell table:style-name="ce9" office:value-type="float" office:value="20">
            <text:p>20</text:p>
          </table:table-cell>
          <table:table-cell table:style-name="ce27" table:formula="of:=[.O11]/SUM([.O9:.O12])" office:value-type="percentage" office:value="0.121212121212121">
            <text:p>12.12%</text:p>
          </table:table-cell>
        </table:table-row>
        <table:table-row table:style-name="ro2">
          <table:table-cell table:number-columns-repeated="13"/>
          <table:table-cell table:style-name="ce9" office:value-type="string">
            <text:p>75-98</text:p>
          </table:table-cell>
          <table:table-cell table:style-name="ce9" office:value-type="float" office:value="7">
            <text:p>7</text:p>
          </table:table-cell>
          <table:table-cell table:style-name="ce27" table:formula="of:=[.O12]/SUM([.O9:.O12])" office:value-type="percentage" office:value="0.0424242424242424">
            <text:p>4.24%</text:p>
          </table:table-cell>
        </table:table-row>
        <table:table-row table:style-name="ro2">
          <table:table-cell/>
          <table:table-cell table:style-name="ce26" office:value-type="string">
            <text:p>shopping_dur_min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ount</text:p>
          </table:table-cell>
          <table:table-cell table:style-name="ce9" office:value-type="float" office:value="165">
            <text:p>165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string">
            <text:p>unique</text:p>
          </table:table-cell>
          <table:table-cell table:style-name="ce9" office:value-type="float" office:value="4">
            <text:p>4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string">
            <text:p>top</text:p>
          </table:table-cell>
          <table:table-cell table:style-name="ce9" office:value-type="string">
            <text:p>29-51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string">
            <text:p>freq</text:p>
          </table:table-cell>
          <table:table-cell table:style-name="ce9" office:value-type="float" office:value="69">
            <text:p>69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1" office:value-type="string">
            <text:p>age_groups where shopping duration &gt; 4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36-4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54-62</text:p>
          </table:table-cell>
          <table:table-cell>
            <draw:frame table:end-cell-address="shopping_duration_In_minutes.G40" table:end-x="0.4335in" table:end-y="0.0142in" draw:z-index="2" draw:name="Graphics 25" draw:style-name="gr1" draw:text-style-name="P1" svg:width="3.9783in" svg:height="3.3161in" svg:x="0.0114in" svg:y="0.0764in">
              <draw:image xlink:href="Pictures/20000007000030710000244162E81A55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opping_duration_In_minutes.L40" table:end-x="0.7614in" table:end-y="0.0087in" draw:z-index="1" draw:name="Graphics 24" draw:style-name="gr1" draw:text-style-name="P1" svg:width="4.1004in" svg:height="3.2972in" svg:x="1.0079in" svg:y="0.0898in">
              <draw:image xlink:href="Pictures/200000070000307100002441D989B179.svm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>
          <table:table-cell/>
          <table:table-cell office:value-type="string">
            <text:p>36-4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36-4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45-5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54-6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63+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36-4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36-4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style-name="ce21" office:value-type="string">
            <text:p>shopping duration &gt; 46</text:p>
          </table:table-cell>
          <table:table-cell table:number-columns-repeated="3"/>
          <table:table-cell table:style-name="ce21" office:value-type="string">
            <text:p>All age_groups</text:p>
          </table:table-cell>
          <table:table-cell table:style-name="ce12" office:value-type="string">
            <text:p>Count</text:p>
          </table:table-cell>
          <table:table-cell table:style-name="ce21" office:value-type="string">
            <text:p>Ratio of spending more time for shopping based on age gro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63+</text:p>
          </table:table-cell>
          <table:table-cell/>
          <table:table-cell table:style-name="ce12" office:value-type="string">
            <text:p>Count</text:p>
          </table:table-cell>
          <table:table-cell table:style-name="ce12" office:value-type="string">
            <text:p>Ratio</text:p>
          </table:table-cell>
          <table:table-cell table:style-name="ce2"/>
          <table:table-cell table:style-name="ce16" office:value-type="string">
            <text:p>18-26</text:p>
          </table:table-cell>
          <table:table-cell table:style-name="ce16" office:value-type="float" office:value="40">
            <text:p>40</text:p>
          </table:table-cell>
          <table:table-cell table:style-name="ce28" table:formula="of:=[.D43]/[.H42]" office:value-type="percentage" office:value="0.375">
            <text:p>37.50%</text:p>
          </table:table-cell>
          <table:table-cell table:style-name="ce27" table:formula="of:=[.H42]/165" office:value-type="percentage" office:value="0.242424242424242">
            <text:p>24.24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54-62</text:p>
          </table:table-cell>
          <table:table-cell table:style-name="ce9" office:value-type="string">
            <text:p>18-26</text:p>
          </table:table-cell>
          <table:table-cell table:style-name="ce9" office:value-type="float" office:value="15">
            <text:p>15</text:p>
          </table:table-cell>
          <table:table-cell table:style-name="ce27" table:formula="of:=[.D43]/[.D49]" office:value-type="percentage" office:value="0.384615384615385">
            <text:p>38.46%</text:p>
          </table:table-cell>
          <table:table-cell table:style-name="ce2"/>
          <table:table-cell table:style-name="ce9" office:value-type="string">
            <text:p>27-35</text:p>
          </table:table-cell>
          <table:table-cell table:style-name="ce9" office:value-type="float" office:value="37">
            <text:p>37</text:p>
          </table:table-cell>
          <table:table-cell table:style-name="ce27" table:formula="of:=[.D44]/[.H43]" office:value-type="percentage" office:value="0.216216216216216">
            <text:p>21.62%</text:p>
          </table:table-cell>
          <table:table-cell table:style-name="ce27" table:formula="of:=[.H43]/165" office:value-type="percentage" office:value="0.224242424242424">
            <text:p>22.42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27-35</text:p>
          </table:table-cell>
          <table:table-cell table:style-name="ce9" office:value-type="string">
            <text:p>27-35</text:p>
          </table:table-cell>
          <table:table-cell table:style-name="ce9" office:value-type="float" office:value="8">
            <text:p>8</text:p>
          </table:table-cell>
          <table:table-cell table:style-name="ce27" table:formula="of:=[.D44]/[.D49]" office:value-type="percentage" office:value="0.205128205128205">
            <text:p>20.51%</text:p>
          </table:table-cell>
          <table:table-cell table:style-name="ce2"/>
          <table:table-cell table:style-name="ce9" office:value-type="string">
            <text:p>36-44</text:p>
          </table:table-cell>
          <table:table-cell table:style-name="ce9" office:value-type="float" office:value="30">
            <text:p>30</text:p>
          </table:table-cell>
          <table:table-cell table:style-name="ce27" table:formula="of:=[.D45]/[.H44]" office:value-type="percentage" office:value="0.2">
            <text:p>20.00%</text:p>
          </table:table-cell>
          <table:table-cell table:style-name="ce27" table:formula="of:=[.H44]/165" office:value-type="percentage" office:value="0.181818181818182">
            <text:p>18.18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36-44</text:p>
          </table:table-cell>
          <table:table-cell table:style-name="ce9" office:value-type="string">
            <text:p>36-44</text:p>
          </table:table-cell>
          <table:table-cell table:style-name="ce9" office:value-type="float" office:value="6">
            <text:p>6</text:p>
          </table:table-cell>
          <table:table-cell table:style-name="ce27" table:formula="of:=[.D45]/[.D49]" office:value-type="percentage" office:value="0.153846153846154">
            <text:p>15.38%</text:p>
          </table:table-cell>
          <table:table-cell table:style-name="ce2"/>
          <table:table-cell table:style-name="ce9" office:value-type="string">
            <text:p>45-53</text:p>
          </table:table-cell>
          <table:table-cell table:style-name="ce9" office:value-type="float" office:value="22">
            <text:p>22</text:p>
          </table:table-cell>
          <table:table-cell table:style-name="ce27" table:formula="of:=[.D46]/[.H45]" office:value-type="percentage" office:value="0.136363636363636">
            <text:p>13.64%</text:p>
          </table:table-cell>
          <table:table-cell table:style-name="ce27" table:formula="of:=[.H45]/165" office:value-type="percentage" office:value="0.133333333333333">
            <text:p>13.33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27-35</text:p>
          </table:table-cell>
          <table:table-cell table:style-name="ce9" office:value-type="string">
            <text:p>45-53</text:p>
          </table:table-cell>
          <table:table-cell table:style-name="ce9" office:value-type="float" office:value="3">
            <text:p>3</text:p>
          </table:table-cell>
          <table:table-cell table:style-name="ce27" table:formula="of:=[.D46]/[.D49]" office:value-type="percentage" office:value="0.0769230769230769">
            <text:p>7.69%</text:p>
          </table:table-cell>
          <table:table-cell table:style-name="ce2"/>
          <table:table-cell table:style-name="ce9" office:value-type="string">
            <text:p>54-62</text:p>
          </table:table-cell>
          <table:table-cell table:style-name="ce9" office:value-type="float" office:value="26">
            <text:p>26</text:p>
          </table:table-cell>
          <table:table-cell table:style-name="ce27" table:formula="of:=[.D47]/[.H46]" office:value-type="percentage" office:value="0.153846153846154">
            <text:p>15.38%</text:p>
          </table:table-cell>
          <table:table-cell table:style-name="ce27" table:formula="of:=[.H46]/165" office:value-type="percentage" office:value="0.157575757575758">
            <text:p>15.76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54-62</text:p>
          </table:table-cell>
          <table:table-cell table:style-name="ce9" office:value-type="string">
            <text:p>54-62</text:p>
          </table:table-cell>
          <table:table-cell table:style-name="ce9" office:value-type="float" office:value="4">
            <text:p>4</text:p>
          </table:table-cell>
          <table:table-cell table:style-name="ce27" table:formula="of:=[.D47]/[.D49]" office:value-type="percentage" office:value="0.102564102564103">
            <text:p>10.26%</text:p>
          </table:table-cell>
          <table:table-cell table:style-name="ce2"/>
          <table:table-cell table:style-name="ce16" office:value-type="string">
            <text:p>63+</text:p>
          </table:table-cell>
          <table:table-cell table:style-name="ce16" office:value-type="float" office:value="10">
            <text:p>10</text:p>
          </table:table-cell>
          <table:table-cell table:style-name="ce28" table:formula="of:=[.D48]/[.H47]" office:value-type="percentage" office:value="0.3">
            <text:p>30.00%</text:p>
          </table:table-cell>
          <table:table-cell table:style-name="ce27" table:formula="of:=[.H47]/165" office:value-type="percentage" office:value="0.0606060606060606">
            <text:p>6.06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18-26</text:p>
          </table:table-cell>
          <table:table-cell table:style-name="ce9" office:value-type="string">
            <text:p>63+</text:p>
          </table:table-cell>
          <table:table-cell table:style-name="ce9" office:value-type="float" office:value="3">
            <text:p>3</text:p>
          </table:table-cell>
          <table:table-cell table:style-name="ce27" table:formula="of:=[.D48]/[.D49]" office:value-type="percentage" office:value="0.0769230769230769">
            <text:p>7.69%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45-53</text:p>
          </table:table-cell>
          <table:table-cell table:style-name="ce21" office:value-type="string">
            <text:p>Sum</text:p>
          </table:table-cell>
          <table:table-cell table:style-name="ce3" table:formula="of:=SUM([.D43:.D48])" office:value-type="float" office:value="39">
            <text:p>39</text:p>
          </table:table-cell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63+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45-5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18-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27-35</text:p>
          </table:table-cell>
          <table:table-cell table:number-columns-repeated="14"/>
        </table:table-row>
      </table:table>
      <table:table table:name="ex_max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default-cell-style-name="Default"/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2" office:value-type="string" table:number-columns-spanned="2" table:number-rows-spanned="1">
            <text:p>ex_max statistics</text:p>
          </table:table-cell>
          <table:covered-table-cell table:style-name="ce2"/>
          <table:table-cell>
            <draw:frame table:end-cell-address="ex_max.M35" table:end-x="0.7575in" table:end-y="0.1571in" draw:z-index="0" draw:name="Graphics 7" draw:style-name="gr1" draw:text-style-name="P1" svg:width="9.2413in" svg:height="5.8575in" svg:x="0.4063in" svg:y="0.1673in">
              <draw:image xlink:href="Pictures/200000070000791900003C6CE12EDD03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15.109091">
            <text:p>115.109091</text:p>
          </table:table-cell>
          <table:table-cell/>
        </table:table-row>
        <table:table-row table:style-name="ro2">
          <table:table-cell office:value-type="string">
            <text:p>std</text:p>
          </table:table-cell>
          <table:table-cell office:value-type="float" office:value="14.19207">
            <text:p>14.19207</text:p>
          </table:table-cell>
          <table:table-cell/>
        </table:table-row>
        <table:table-row table:style-name="ro2">
          <table:table-cell office:value-type="string">
            <text:p>min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25%</text:p>
          </table:table-cell>
          <table:table-cell office:value-type="float" office:value="106">
            <text:p>106</text:p>
          </table:table-cell>
          <table:table-cell/>
        </table:table-row>
        <table:table-row table:style-name="ro2">
          <table:table-cell office:value-type="string">
            <text:p>50%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124">
            <text:p>124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float" office:value="148">
            <text:p>148</text:p>
          </table:table-cell>
          <table:table-cell/>
        </table:table-row>
      </table:table>
      <table:table table:name="ex_min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3" table:default-cell-style-name="Default"/>
        <table:table-row table:style-name="ro2">
          <table:table-cell table:style-name="Default" table:number-columns-repeated="2"/>
          <table:table-cell table:number-columns-repeated="2"/>
          <table:table-cell>
            <draw:frame table:end-cell-address="ex_min.S36" table:end-x="0.1752in" table:end-y="0.0232in" draw:z-index="0" draw:name="Graphics 8" draw:style-name="gr1" draw:text-style-name="P1" svg:width="12.2047in" svg:height="6.0894in" svg:x="0.4169in" svg:y="0.1567in">
              <draw:image xlink:href="Pictures/200000070000791900003C6C7ED8A508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2" office:value-type="string" table:number-columns-spanned="2" table:number-rows-spanned="1">
            <text:p>ex_min statistics</text:p>
          </table:table-cell>
          <table:covered-table-cell table:style-name="ce2"/>
          <table:table-cell table:number-columns-repeated="3"/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office:value-type="string">
            <text:p>mean</text:p>
          </table:table-cell>
          <table:table-cell office:value-type="float" office:value="72.6">
            <text:p>72.6</text:p>
          </table:table-cell>
          <table:table-cell table:number-columns-repeated="3"/>
        </table:table-row>
        <table:table-row table:style-name="ro2">
          <table:table-cell office:value-type="string">
            <text:p>std</text:p>
          </table:table-cell>
          <table:table-cell office:value-type="float" office:value="13.347056">
            <text:p>13.347056</text:p>
          </table:table-cell>
          <table:table-cell table:number-columns-repeated="3"/>
        </table:table-row>
        <table:table-row table:style-name="ro2">
          <table:table-cell office:value-type="string">
            <text:p>min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string">
            <text:p>25%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string">
            <text:p>50%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string">
            <text:p>max</text:p>
          </table:table-cell>
          <table:table-cell office:value-type="float" office:value="120">
            <text:p>120</text:p>
          </table:table-cell>
          <table:table-cell table:number-columns-repeated="3"/>
        </table:table-row>
      </table:table>
      <table:table table:name="hr_max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hr_max statistics</text:p>
          </table:table-cell>
          <table:covered-table-cell table:style-name="ce2"/>
          <table:table-cell/>
          <table:table-cell>
            <draw:frame table:end-cell-address="hr_max.Q36" table:end-x="0.6472in" table:end-y="0.0441in" draw:z-index="0" draw:name="Graphics 9" draw:style-name="gr1" draw:text-style-name="P1" svg:width="12.2047in" svg:height="6.0894in" svg:x="0in" svg:y="0in">
              <draw:image xlink:href="Pictures/200000070000791900003C6CAE6B2BD9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office:value-type="float" office:value="117.690909">
            <text:p>117.690909</text:p>
          </table:table-cell>
          <table:table-cell table:number-columns-repeated="2"/>
        </table:table-row>
        <table:table-row table:style-name="ro2">
          <table:table-cell office:value-type="string">
            <text:p>std</text:p>
          </table:table-cell>
          <table:table-cell office:value-type="float" office:value="13.27046">
            <text:p>13.27046</text:p>
          </table:table-cell>
          <table:table-cell table:number-columns-repeated="2"/>
        </table:table-row>
        <table:table-row table:style-name="ro2">
          <table:table-cell office:value-type="string">
            <text:p>min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25%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string">
            <text:p>50%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string">
            <text:p>max</text:p>
          </table:table-cell>
          <table:table-cell office:value-type="float" office:value="163">
            <text:p>163</text:p>
          </table:table-cell>
          <table:table-cell table:number-columns-repeated="2"/>
        </table:table-row>
      </table:table>
      <table:table table:name="hr_min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hr_min statistics</text:p>
          </table:table-cell>
          <table:covered-table-cell table:style-name="ce2"/>
          <table:table-cell/>
          <table:table-cell>
            <draw:frame table:end-cell-address="hr_min.Q36" table:end-x="0.6472in" table:end-y="0.0441in" draw:z-index="0" draw:name="Graphics 10" draw:style-name="gr1" draw:text-style-name="P1" svg:width="12.2047in" svg:height="6.0894in" svg:x="0in" svg:y="0in">
              <draw:image xlink:href="Pictures/200000070000791900003C6C8EFA8B89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office:value-type="float" office:value="63.236364">
            <text:p>63.236364</text:p>
          </table:table-cell>
          <table:table-cell table:number-columns-repeated="2"/>
        </table:table-row>
        <table:table-row table:style-name="ro2">
          <table:table-cell office:value-type="string">
            <text:p>std</text:p>
          </table:table-cell>
          <table:table-cell office:value-type="float" office:value="11.166091">
            <text:p>11.166091</text:p>
          </table:table-cell>
          <table:table-cell table:number-columns-repeated="2"/>
        </table:table-row>
        <table:table-row table:style-name="ro2">
          <table:table-cell office:value-type="string">
            <text:p>min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25%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50%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max</text:p>
          </table:table-cell>
          <table:table-cell office:value-type="float" office:value="88">
            <text:p>88</text:p>
          </table:table-cell>
          <table:table-cell table:number-columns-repeated="2"/>
        </table:table-row>
      </table:table>
      <table:table table:name="min_time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default-cell-style-name="Default"/>
        <table:table-row table:style-name="ro2">
          <table:table-cell table:style-name="Default" table:number-columns-repeated="2"/>
          <table:table-cell>
            <draw:frame table:end-cell-address="min_time.Q35" table:end-x="0.6256in" table:end-y="0.0441in" draw:z-index="0" draw:name="Graphics 11" draw:style-name="gr1" draw:text-style-name="P1" svg:width="12.2047in" svg:height="6.0894in" svg:x="0.8673in" svg:y="0in">
              <draw:image xlink:href="Pictures/200000070000791900003C6CC55081D8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2" office:value-type="string" table:number-columns-spanned="2" table:number-rows-spanned="1">
            <text:p>min_time statistics</text:p>
          </table:table-cell>
          <table:covered-table-cell table:style-name="ce2"/>
          <table:table-cell/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7.333333">
            <text:p>17.333333</text:p>
          </table:table-cell>
          <table:table-cell/>
        </table:table-row>
        <table:table-row table:style-name="ro2">
          <table:table-cell office:value-type="string">
            <text:p>std</text:p>
          </table:table-cell>
          <table:table-cell office:value-type="float" office:value="17.559423">
            <text:p>17.559423</text:p>
          </table:table-cell>
          <table:table-cell/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5%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50%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23">
            <text:p>23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float" office:value="150">
            <text:p>150</text:p>
          </table:table-cell>
          <table:table-cell/>
        </table:table-row>
      </table:table>
      <table:table table:name="max_time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default-cell-style-name="Default"/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2" office:value-type="string" table:number-columns-spanned="2" table:number-rows-spanned="1">
            <text:p>max_time statistics</text:p>
          </table:table-cell>
          <table:covered-table-cell table:style-name="ce2"/>
          <table:table-cell>
            <draw:frame table:end-cell-address="max_time.Q36" table:end-x="0.0874in" table:end-y="0.1067in" draw:z-index="0" draw:name="Graphics 12" draw:style-name="gr1" draw:text-style-name="P1" svg:width="12.2047in" svg:height="6.0894in" svg:x="0.3291in" svg:y="0.0626in">
              <draw:image xlink:href="Pictures/200000070000791900003C6CCD6B945E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22.181818">
            <text:p>22.181818</text:p>
          </table:table-cell>
          <table:table-cell/>
        </table:table-row>
        <table:table-row table:style-name="ro2">
          <table:table-cell office:value-type="string">
            <text:p>std</text:p>
          </table:table-cell>
          <table:table-cell office:value-type="float" office:value="17.678109">
            <text:p>17.678109</text:p>
          </table:table-cell>
          <table:table-cell/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5%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50%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5" office:value-type="string">
            <text:p>75%</text:p>
          </table:table-cell>
          <table:table-cell table:style-name="ce16"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float" office:value="86">
            <text:p>86</text:p>
          </table:table-cell>
          <table:table-cell/>
        </table:table-row>
      </table:table>
      <table:table table:name="shopping_amount" table:style-name="ta1" table:print="false">
        <table:table-column table:style-name="co2" table:default-cell-style-name="Default"/>
        <table:table-column table:style-name="co39" table:default-cell-style-name="Default"/>
        <table:table-column table:style-name="co2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2" office:value-type="string" table:number-columns-spanned="2" table:number-rows-spanned="1">
            <text:p>shopping_amount statistics</text:p>
          </table:table-cell>
          <table:covered-table-cell table:style-name="ce2"/>
          <table:table-cell/>
          <table:table-cell>
            <draw:frame table:end-cell-address="shopping_amount.I22" table:end-x="0.4366in" table:end-y="0.0972in" draw:z-index="0" draw:name="Graphics 13" draw:style-name="gr1" draw:text-style-name="P1" svg:width="4.8819in" svg:height="3.6535in" svg:x="0in" svg:y="0in">
              <draw:image xlink:href="Pictures/200000070000307100002441D634171B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table:style-name="ce13" office:value-type="string">
            <text:p>count</text:p>
          </table:table-cell>
          <table:table-cell table:style-name="ce9" office:value-type="float" office:value="165">
            <text:p>165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unique</text:p>
          </table:table-cell>
          <table:table-cell table:style-name="ce9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less</text:p>
          </table:table-cell>
          <table:table-cell table:number-columns-repeated="4"/>
        </table:table-row>
        <table:table-row table:style-name="ro2">
          <table:table-cell table:style-name="ce13" office:value-type="string">
            <text:p>freq</text:p>
          </table:table-cell>
          <table:table-cell table:style-name="ce9" office:value-type="float" office:value="61">
            <text:p>61</text:p>
          </table:table-cell>
          <table:table-cell table:number-columns-repeated="4"/>
        </table:table-row>
        <table:table-row table:style-name="ro2" table:number-rows-repeated="18">
          <table:table-cell table:number-columns-repeated="6"/>
        </table:table-row>
        <table:table-row table:style-name="ro2">
          <table:table-cell/>
          <table:table-cell table:style-name="ce12" office:value-type="string">
            <text:p>shopping_amount</text:p>
          </table:table-cell>
          <table:table-cell table:style-name="ce12" office:value-type="string">
            <text:p>bag full</text:p>
          </table:table-cell>
          <table:table-cell table:style-name="ce12" office:value-type="string">
            <text:p>heavy</text:p>
          </table:table-cell>
          <table:table-cell table:style-name="ce12" office:value-type="string">
            <text:p>less</text:p>
          </table:table-cell>
          <table:table-cell table:style-name="ce12" office:value-type="string">
            <text:p>normal</text:p>
          </table:table-cell>
        </table:table-row>
        <table:table-row table:style-name="ro2">
          <table:table-cell/>
          <table:table-cell table:style-name="ce13" office:value-type="string">
            <text:p>age_groups</text:p>
          </table:table-cell>
          <table:table-cell table:style-name="ce13" table:number-columns-repeated="4"/>
        </table:table-row>
        <table:table-row table:style-name="ro2">
          <table:table-cell/>
          <table:table-cell table:style-name="ce13" office:value-type="string">
            <text:p>18-2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</table:table-row>
        <table:table-row table:style-name="ro2">
          <table:table-cell/>
          <table:table-cell table:style-name="ce13" office:value-type="string">
            <text:p>27-3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</table:table-row>
        <table:table-row table:style-name="ro2">
          <table:table-cell/>
          <table:table-cell table:style-name="ce13" office:value-type="string">
            <text:p>36-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number-columns-repeated="2" table:style-name="ce16" office:value-type="float" office:value="10">
            <text:p>10</text:p>
          </table:table-cell>
        </table:table-row>
        <table:table-row table:style-name="ro2">
          <table:table-cell/>
          <table:table-cell table:style-name="ce13" office:value-type="string">
            <text:p>45-53</text:p>
          </table:table-cell>
          <table:table-cell table:number-columns-repeated="2" table:style-name="ce9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0">
            <text:p>10</text:p>
          </table:table-cell>
        </table:table-row>
        <table:table-row table:style-name="ro2">
          <table:table-cell/>
          <table:table-cell table:style-name="ce13" office:value-type="string">
            <text:p>54-62</text:p>
          </table:table-cell>
          <table:table-cell table:number-columns-repeated="2" table:style-name="ce9" office:value-type="float" office:value="1">
            <text:p>1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0">
            <text:p>10</text:p>
          </table:table-cell>
        </table:table-row>
        <table:table-row table:style-name="ro2">
          <table:table-cell/>
          <table:table-cell table:style-name="ce13" office:value-type="string">
            <text:p>63+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/>
          <table:table-cell table:style-name="ce13" office:value-type="string">
            <text:p>All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8">
            <text:p>28</text:p>
          </table:table-cell>
          <table:table-cell table:style-name="ce16" office:value-type="float" office:value="61">
            <text:p>61</text:p>
          </table:table-cell>
          <table:table-cell table:style-name="ce16" office:value-type="float" office:value="58">
            <text:p>58</text:p>
          </table:table-cell>
        </table:table-row>
      </table:table>
      <table:table table:name="daytime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daytime statistics</text:p>
          </table:table-cell>
          <table:covered-table-cell table:style-name="ce2"/>
          <table:table-cell/>
          <table:table-cell>
            <draw:frame table:end-cell-address="daytime.I22" table:end-x="0.4366in" table:end-y="0.0972in" draw:z-index="0" draw:name="Graphics 14" draw:style-name="gr1" draw:text-style-name="P1" svg:width="4.8819in" svg:height="3.6535in" svg:x="0in" svg:y="0in">
              <draw:image xlink:href="Pictures/200000070000307100002441C0018840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noon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81">
            <text:p>81</text:p>
          </table:table-cell>
          <table:table-cell table:number-columns-repeated="2"/>
        </table:table-row>
      </table:table>
      <table:table table:name="shopping_chart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shopping_cart statistics</text:p>
          </table:table-cell>
          <table:covered-table-cell table:style-name="ce2"/>
          <table:table-cell/>
          <table:table-cell>
            <draw:frame table:end-cell-address="shopping_chart.I22" table:end-x="0.4366in" table:end-y="0.0972in" draw:z-index="0" draw:name="Graphics 15" draw:style-name="gr1" draw:text-style-name="P1" svg:width="4.8819in" svg:height="3.6535in" svg:x="0in" svg:y="0in">
              <draw:image xlink:href="Pictures/2000000700003071000024410AE591A3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99">
            <text:p>99</text:p>
          </table:table-cell>
          <table:table-cell table:number-columns-repeated="2"/>
        </table:table-row>
      </table:table>
      <table:table table:name="attendants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attendants statistics</text:p>
          </table:table-cell>
          <table:covered-table-cell table:style-name="ce2"/>
          <table:table-cell/>
          <table:table-cell>
            <draw:frame table:end-cell-address="attendants.I22" table:end-x="0.4366in" table:end-y="0.0972in" draw:z-index="0" draw:name="Graphics 16" draw:style-name="gr1" draw:text-style-name="P1" svg:width="4.8819in" svg:height="3.6535in" svg:x="0in" svg:y="0in">
              <draw:image xlink:href="Pictures/200000070000307100002441F101AC9A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78">
            <text:p>78</text:p>
          </table:table-cell>
          <table:table-cell table:number-columns-repeated="2"/>
        </table:table-row>
      </table:table>
      <table:table table:name="shopping_frequency" table:style-name="ta1" table:print="false">
        <table:table-column table:style-name="co44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shopping_frequency statistics</text:p>
          </table:table-cell>
          <table:covered-table-cell table:style-name="ce2"/>
          <table:table-cell/>
          <table:table-cell>
            <draw:frame table:end-cell-address="shopping_frequency.I22" table:end-x="0.4366in" table:end-y="0.0972in" draw:z-index="0" draw:name="Graphics 17" draw:style-name="gr1" draw:text-style-name="P1" svg:width="4.8819in" svg:height="3.6535in" svg:x="0in" svg:y="0in">
              <draw:image xlink:href="Pictures/2000000700003071000024416A0B7601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regularly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145">
            <text:p>145</text:p>
          </table:table-cell>
          <table:table-cell table:number-columns-repeated="2"/>
        </table:table-row>
      </table:table>
      <table:table table:name="cash_point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cash_point statistics</text:p>
          </table:table-cell>
          <table:covered-table-cell table:style-name="ce2"/>
          <table:table-cell/>
          <table:table-cell>
            <draw:frame table:end-cell-address="cash_point.I22" table:end-x="0.4366in" table:end-y="0.0972in" draw:z-index="0" draw:name="Graphics 18" draw:style-name="gr1" draw:text-style-name="P1" svg:width="4.8819in" svg:height="3.6535in" svg:x="0in" svg:y="0in">
              <draw:image xlink:href="Pictures/20000007000030710000244170DCB0D9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normal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107">
            <text:p>107</text:p>
          </table:table-cell>
          <table:table-cell table:number-columns-repeated="2"/>
        </table:table-row>
      </table:table>
      <table:table table:name="weekday" table:style-name="ta1" table:print="false">
        <table:table-column table:style-name="co2" table:default-cell-style-name="ce13"/>
        <table:table-column table:style-name="co2" table:default-cell-style-name="ce9"/>
        <table:table-column table:style-name="co2" table:number-columns-repeated="2" table:default-cell-style-name="Default"/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weekday statistics</text:p>
          </table:table-cell>
          <table:covered-table-cell table:style-name="ce2"/>
          <table:table-cell/>
          <table:table-cell>
            <draw:frame table:end-cell-address="weekday.I22" table:end-x="0.4366in" table:end-y="0.0898in" draw:z-index="0" draw:name="Graphics 19" draw:style-name="gr1" draw:text-style-name="P1" svg:width="4.8819in" svg:height="3.6461in" svg:x="0in" svg:y="0in">
              <draw:image xlink:href="Pictures/200000070000307100002441F3A7F546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string">
            <text:p>count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uniqu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op</text:p>
          </table:table-cell>
          <table:table-cell table:style-name="ce16" office:value-type="string">
            <text:p>friday</text:p>
          </table:table-cell>
          <table:table-cell table:number-columns-repeated="2"/>
        </table:table-row>
        <table:table-row table:style-name="ro2">
          <table:table-cell office:value-type="string">
            <text:p>freq</text:p>
          </table:table-cell>
          <table:table-cell office:value-type="float" office:value="35">
            <text:p>35</text:p>
          </table:table-cell>
          <table:table-cell table:number-columns-repeated="2"/>
        </table:table-row>
      </table:table>
      <table:table table:name="smoking" table:style-name="ta1" table:print="false">
        <table:table-column table:style-name="co45" table:default-cell-style-name="Default"/>
        <table:table-column table:style-name="co46" table:default-cell-style-name="ce2"/>
        <table:table-column table:style-name="co2" table:default-cell-style-name="Default"/>
        <table:table-row table:style-name="ro2">
          <table:table-cell/>
          <table:table-cell table:style-name="Default"/>
          <table:table-cell>
            <draw:frame table:end-cell-address="smoking.H19" table:end-x="0.1004in" table:end-y="0.1047in" draw:z-index="0" draw:name="Graphics 20" draw:style-name="gr1" draw:text-style-name="P1" svg:width="4.2157in" svg:height="3.2319in" svg:x="0.3299in" svg:y="0.0732in">
              <draw:image xlink:href="Pictures/2000000700003071000024416E839C6A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2" office:value-type="string" table:number-columns-spanned="2" table:number-rows-spanned="1">
            <text:p>smoking statistics</text:p>
          </table:table-cell>
          <table:covered-table-cell/>
          <table:table-cell/>
        </table:table-row>
        <table:table-row table:style-name="ro2">
          <table:table-cell table:style-name="ce13" office:value-type="string">
            <text:p>count</text:p>
          </table:table-cell>
          <table:table-cell table:style-name="ce9" office:value-type="float" office:value="165">
            <text:p>165</text:p>
          </table:table-cell>
          <table:table-cell/>
        </table:table-row>
        <table:table-row table:style-name="ro2">
          <table:table-cell table:style-name="ce13" office:value-type="string">
            <text:p>min</text:p>
          </table:table-cell>
          <table:table-cell table:style-name="ce9" office:value-type="float" office:value="0">
            <text:p>0</text:p>
          </table:table-cell>
          <table:table-cell/>
        </table:table-row>
        <table:table-row table:style-name="ro2">
          <table:table-cell table:style-name="ce13" office:value-type="string">
            <text:p>25%</text:p>
          </table:table-cell>
          <table:table-cell table:style-name="ce9" office:value-type="float" office:value="0">
            <text:p>0</text:p>
          </table:table-cell>
          <table:table-cell/>
        </table:table-row>
        <table:table-row table:style-name="ro2">
          <table:table-cell table:style-name="ce13" office:value-type="string">
            <text:p>50%</text:p>
          </table:table-cell>
          <table:table-cell table:style-name="ce9" office:value-type="float" office:value="0">
            <text:p>0</text:p>
          </table:table-cell>
          <table:table-cell/>
        </table:table-row>
        <table:table-row table:style-name="ro2">
          <table:table-cell table:style-name="ce13" office:value-type="string">
            <text:p>75%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2">
          <table:table-cell table:style-name="ce13" office:value-type="string">
            <text:p>max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 table:formula="of:=100/165" office:value-type="float" office:value="0.606060606060606">
            <text:p>0.6060606061</text:p>
          </table:table-cell>
          <table:table-cell/>
        </table:table-row>
        <table:table-row table:style-name="ro2" table:number-rows-repeated="29">
          <table:table-cell/>
          <table:table-cell table:style-name="Default"/>
          <table:table-cell/>
        </table:table-row>
        <table:table-row table:style-name="ro2" table:number-rows-repeated="1048536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name="__Anonymous_Sheet_DB__1" table:target-range-address="Data.A1:Data.Z1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6/13/2020</text:date>, <text:time>17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7:01:56.93</dc:date>
    <dc:creator>ozlem yalcin</dc:creator>
    <meta:generator>OpenOffice/4.1.6$Win32 OpenOffice.org_project/416m1$Build-9790</meta:generator>
    <meta:editing-duration>P2DT20H40M4S</meta:editing-duration>
    <meta:editing-cycles>33</meta:editing-cycles>
    <meta:document-statistic meta:table-count="25" meta:cell-count="4844" meta:object-count="25"/>
  </office:meta>
</office:document-meta>
</file>